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68056in" style:font-size-asian="0.68056in" style:font-size-complex="0.6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bitmap" draw:fill-image-name="a12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bitmap" draw:fill-image-name="a8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5">
      <style:drawing-page-properties draw:fill="bitmap" draw:fill-image-name="a11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bitmap" draw:fill-image-name="a6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bitmap" draw:fill-image-name="a6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odoni MT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odoni MT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odoni MT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Bodoni MT Black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0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</office:automatic-styles>
  <office:body>
    <office:presentation>
      <draw:page draw:name="Slide1" draw:style-name="a667" draw:master-page-name="Master1-Layout1-title-Title-Slide" presentation:presentation-page-layout-name="Master1-PPL1" draw:id="Slide-256">
        <draw:frame draw:id="id201" presentation:style-name="a674" draw:transform="translate(-5.30575in -1.49093in) rotate(-6.23083) translate(6.30497in 2.70731in)" draw:name="Title 1" svg:width="10.61151in" svg:height="2.98187in" presentation:class="title" presentation:placeholder="false">
          <draw:text-box>
            <text:p text:style-name="a673" text:class-names="" text:cond-style-name=""><text:span text:style-name="a668" text:class-names="">Identitas</text:span><text:span text:style-name="a669" text:class-names=""><text:s text:c="1"/></text:span><text:span text:style-name="a670" text:class-names="">nasional</text:span><text:span text:style-name="a671" text:class-names=""><text:s text:c="1"/></text:span><text:span text:style-name="a672" text:class-names=""/></text:p>
          </draw:text-box>
          <svg:title/>
          <svg:desc/>
        </draw:frame>
        <draw:frame draw:id="id202" presentation:style-name="a680" draw:transform="translate(-5.3342in -0.30093in) rotate(-6.23083) translate(6.91299in 6.09723in)" draw:name="Subtitle 2" svg:width="10.6684in" svg:height="0.60185in" presentation:class="subtitle" presentation:placeholder="false">
          <draw:text-box>
            <text:p text:style-name="a679" text:class-names="" text:cond-style-name=""><text:span text:style-name="a675" text:class-names="">Oleh :<text:s text:c="1"/></text:span><text:span text:style-name="a676" text:class-names="">HJ.Maryati</text:span><text:span text:style-name="a677" text:class-names="">, m.ag</text:span><text:span text:style-name="a678" text:class-names=""/></text:p>
          </draw:text-box>
          <svg:title/>
          <svg:desc/>
        </draw:frame>
      </draw:page>
      <draw:page draw:name="Slide2" draw:style-name="a682" draw:master-page-name="Master1-Layout2-obj-Title-and-Content" presentation:presentation-page-layout-name="Master1-PPL2" draw:id="Slide-257">
        <draw:frame draw:id="id203" presentation:style-name="a688" draw:name="Title 1" svg:x="0.75in" svg:y="0.75in" svg:width="11.37017in" svg:height="1.2598in" presentation:class="title" presentation:placeholder="false">
          <draw:text-box>
            <text:p text:style-name="a687" text:class-names="" text:cond-style-name=""><text:span text:style-name="a683" text:class-names="">A.<text:s text:c="1"/></text:span><text:span text:style-name="a684" text:class-names="">Pengertian</text:span><text:span text:style-name="a685" text:class-names=""><text:s text:c="1"/>IDENTITAS NASIONAL</text:span><text:span text:style-name="a686" text:class-names=""/></text:p>
          </draw:text-box>
          <svg:title/>
          <svg:desc/>
        </draw:frame>
        <draw:frame draw:id="id204" presentation:style-name="a818" draw:name="Content Placeholder 2" svg:x="0.75in" svg:y="1.74074in" svg:width="11.17593in" svg:height="4.1369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89" text:class-names="">Secara</text:span><text:span text:style-name="a690" text:class-names=""><text:s text:c="1"/></text:span><text:span text:style-name="a691" text:class-names="">terminologis</text:span><text:span text:style-name="a692" text:class-names="">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695" text:class-names="">Suatu</text:span><text:span text:style-name="a696" text:class-names=""><text:s text:c="1"/></text:span><text:span text:style-name="a697" text:class-names="">ciri</text:span><text:span text:style-name="a698" text:class-names=""><text:s text:c="1"/>yang<text:s text:c="1"/></text:span><text:span text:style-name="a699" text:class-names="">dimiliki</text:span><text:span text:style-name="a700" text:class-names=""><text:s text:c="1"/>oleh<text:s text:c="1"/></text:span><text:span text:style-name="a701" text:class-names="">suatu</text:span><text:span text:style-name="a702" text:class-names=""><text:s text:c="1"/></text:span><text:span text:style-name="a703" text:class-names="">bangsa</text:span><text:span text:style-name="a704" text:class-names=""><text:s text:c="1"/>yang<text:s text:c="1"/></text:span><text:span text:style-name="a705" text:class-names="">secara</text:span><text:span text:style-name="a706" text:class-names=""><text:s text:c="1"/></text:span><text:span text:style-name="a707" text:class-names="">filosofis</text:span><text:span text:style-name="a708" text:class-names=""><text:s text:c="1"/></text:span><text:span text:style-name="a709" text:class-names="">membedakan</text:span><text:span text:style-name="a710" text:class-names=""><text:s text:c="1"/></text:span><text:span text:style-name="a711" text:class-names="">bangsa</text:span><text:span text:style-name="a712" text:class-names=""><text:s text:c="1"/></text:span><text:span text:style-name="a713" text:class-names="">tersebut</text:span><text:span text:style-name="a714" text:class-names=""><text:s text:c="1"/></text:span><text:span text:style-name="a715" text:class-names="">dengan</text:span><text:span text:style-name="a716" text:class-names=""><text:s text:c="1"/></text:span><text:span text:style-name="a717" text:class-names="">bangsa</text:span><text:span text:style-name="a718" text:class-names=""><text:s text:c="1"/>lain.</text:span></text:p>
              </text:list-item>
            </text:list>
            <text:list text:style-name="a756">
              <text:list-item>
                <text:p text:style-name="a755" text:class-names="" text:cond-style-name=""><text:span text:style-name="a721" text:class-names="">Setiap</text:span><text:span text:style-name="a722" text:class-names=""><text:s text:c="1"/></text:span><text:span text:style-name="a723" text:class-names="">bangsa</text:span><text:span text:style-name="a724" text:class-names=""><text:s text:c="1"/>di dunia<text:s text:c="1"/></text:span><text:span text:style-name="a725" text:class-names="">ini</text:span><text:span text:style-name="a726" text:class-names=""><text:s text:c="1"/></text:span><text:span text:style-name="a727" text:class-names="">akan</text:span><text:span text:style-name="a728" text:class-names=""><text:s text:c="1"/></text:span><text:span text:style-name="a729" text:class-names="">memiliki</text:span><text:span text:style-name="a730" text:class-names=""><text:s text:c="1"/></text:span><text:span text:style-name="a731" text:class-names="">identitas</text:span><text:span text:style-name="a732" text:class-names=""><text:s text:c="1"/></text:span><text:span text:style-name="a733" text:class-names="">sendiri-sendiri</text:span><text:span text:style-name="a734" text:class-names=""><text:s text:c="1"/></text:span><text:span text:style-name="a735" text:class-names="">sesuai</text:span><text:span text:style-name="a736" text:class-names=""><text:s text:c="1"/></text:span><text:span text:style-name="a737" text:class-names="">dengan</text:span><text:span text:style-name="a738" text:class-names=""><text:s text:c="1"/></text:span><text:span text:style-name="a739" text:class-names="">keunikan</text:span><text:span text:style-name="a740" text:class-names="">,<text:s text:c="1"/></text:span><text:span text:style-name="a741" text:class-names="">sifat</text:span><text:span text:style-name="a742" text:class-names="">,<text:s text:c="1"/></text:span><text:span text:style-name="a743" text:class-names="">ciri-ciri</text:span><text:span text:style-name="a744" text:class-names=""><text:s text:c="1"/></text:span><text:span text:style-name="a745" text:class-names="">serta</text:span><text:span text:style-name="a746" text:class-names=""><text:s text:c="1"/></text:span><text:span text:style-name="a747" text:class-names="">karakter</text:span><text:span text:style-name="a748" text:class-names=""><text:s text:c="1"/></text:span><text:span text:style-name="a749" text:class-names="">dari</text:span><text:span text:style-name="a750" text:class-names=""><text:s text:c="1"/></text:span><text:span text:style-name="a751" text:class-names="">bangsa</text:span><text:span text:style-name="a752" text:class-names=""><text:s text:c="1"/></text:span><text:span text:style-name="a753" text:class-names="">tersebut</text:span><text:span text:style-name="a754" text:class-names="">.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57" text:class-names="">Sangat</text:span><text:span text:style-name="a758" text:class-names=""><text:s text:c="1"/></text:span><text:span text:style-name="a759" text:class-names="">ditentukan</text:span><text:span text:style-name="a760" text:class-names=""><text:s text:c="1"/>oleh Proses<text:s text:c="1"/></text:span><text:span text:style-name="a761" text:class-names="">bagaimana</text:span><text:span text:style-name="a762" text:class-names=""><text:s text:c="1"/></text:span><text:span text:style-name="a763" text:class-names="">bangsa</text:span><text:span text:style-name="a764" text:class-names=""><text:s text:c="1"/></text:span><text:span text:style-name="a765" text:class-names="">tersebut</text:span><text:span text:style-name="a766" text:class-names=""><text:s text:c="1"/></text:span><text:span text:style-name="a767" text:class-names="">terbentuk</text:span><text:span text:style-name="a768" text:class-names=""><text:s text:c="1"/></text:span><text:span text:style-name="a769" text:class-names="">secara</text:span><text:span text:style-name="a770" text:class-names=""><text:s text:c="1"/></text:span><text:span text:style-name="a771" text:class-names="">historis</text:span><text:span text:style-name="a772" text:class-names=""/></text:p>
              </text:list-item>
            </text:list>
            <text:list text:style-name="a817">
              <text:list-item>
                <text:p text:style-name="a816" text:class-names="" text:cond-style-name=""><text:span text:style-name="a775" text:class-names="">Identitas</text:span><text:span text:style-name="a776" text:class-names=""><text:s text:c="1"/></text:span><text:span text:style-name="a777" text:class-names="">nasional</text:span><text:span text:style-name="a778" text:class-names=""><text:s text:c="1"/></text:span><text:span text:style-name="a779" text:class-names="">suatu</text:span><text:span text:style-name="a780" text:class-names=""><text:s text:c="1"/></text:span><text:span text:style-name="a781" text:class-names="">bangsa</text:span><text:span text:style-name="a782" text:class-names=""><text:s text:c="1"/></text:span><text:span text:style-name="a783" text:class-names="">tidak</text:span><text:span text:style-name="a784" text:class-names=""><text:s text:c="1"/></text:span><text:span text:style-name="a785" text:class-names="">dapat</text:span><text:span text:style-name="a786" text:class-names=""><text:s text:c="1"/></text:span><text:span text:style-name="a787" text:class-names="">dipisahkan</text:span><text:span text:style-name="a788" text:class-names=""><text:s text:c="1"/></text:span><text:span text:style-name="a789" text:class-names="">dengan</text:span><text:span text:style-name="a790" text:class-names=""><text:s text:c="1"/></text:span><text:span text:style-name="a791" text:class-names="">dengan</text:span><text:span text:style-name="a792" text:class-names=""><text:s text:c="1"/></text:span><text:span text:style-name="a793" text:class-names="">jati</text:span><text:span text:style-name="a794" text:class-names=""><text:s text:c="1"/></text:span><text:span text:style-name="a795" text:class-names="">diri</text:span><text:span text:style-name="a796" text:class-names=""><text:s text:c="1"/></text:span><text:span text:style-name="a797" text:class-names="">suatu</text:span><text:span text:style-name="a798" text:class-names=""><text:s text:c="1"/></text:span><text:span text:style-name="a799" text:class-names="">bangsa</text:span><text:span text:style-name="a800" text:class-names=""><text:s text:c="1"/></text:span><text:span text:style-name="a801" text:class-names="">atau</text:span><text:span text:style-name="a802" text:class-names=""><text:s text:c="1"/></text:span><text:span text:style-name="a803" text:class-names="">lebih</text:span><text:span text:style-name="a804" text:class-names=""><text:s text:c="1"/>popular<text:s text:c="1"/></text:span><text:span text:style-name="a805" text:class-names="">disebut</text:span><text:span text:style-name="a806" text:class-names=""><text:s text:c="1"/></text:span><text:span text:style-name="a807" text:class-names="">sebagai</text:span><text:span text:style-name="a808" text:class-names=""><text:s text:c="1"/></text:span><text:span text:style-name="a809" text:class-names="">Kepribadian</text:span><text:span text:style-name="a810" text:class-names=""><text:s text:c="1"/></text:span><text:span text:style-name="a811" text:class-names="">suatu</text:span><text:span text:style-name="a812" text:class-names=""><text:s text:c="1"/></text:span><text:span text:style-name="a813" text:class-names="">bangsa</text:span><text:span text:style-name="a814" text:class-names="">.<text:s text:c="1"/></text:span><text:span text:style-name="a815" text:class-names=""/></text:p>
              </text:list-item>
            </text:list>
          </draw:text-box>
          <svg:title/>
          <svg:desc/>
        </draw:frame>
      </draw:page>
      <draw:page draw:name="Slide3" draw:style-name="a820" draw:master-page-name="Master1-Layout2-obj-Title-and-Content" presentation:presentation-page-layout-name="Master1-PPL2" draw:id="Slide-258">
        <draw:frame draw:id="id205" presentation:style-name="a986" draw:name="Content Placeholder 2" svg:x="0.75in" svg:y="0.54074in" svg:width="11.53148in" svg:height="5.3369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21" text:class-names="">Kepribadian</text:span><text:span text:style-name="a822" text:class-names=""><text:s text:c="1"/></text:span><text:span text:style-name="a823" text:class-names="">sebagai</text:span><text:span text:style-name="a824" text:class-names=""><text:s text:c="1"/></text:span><text:span text:style-name="a825" text:class-names="">suatu</text:span><text:span text:style-name="a826" text:class-names=""><text:s text:c="1"/></text:span><text:span text:style-name="a827" text:class-names="">identitas</text:span><text:span text:style-name="a828" text:class-names=""><text:s text:c="1"/></text:span><text:span text:style-name="a829" text:class-names="">nasional</text:span><text:span text:style-name="a830" text:class-names=""><text:s text:c="1"/></text:span><text:span text:style-name="a831" text:class-names="">suatu</text:span><text:span text:style-name="a832" text:class-names=""><text:s text:c="1"/></text:span><text:span text:style-name="a833" text:class-names="">bangsa</text:span><text:span text:style-name="a834" text:class-names=""><text:s text:c="1"/></text:span><text:span text:style-name="a835" text:class-names="">adalah</text:span><text:span text:style-name="a836" text:class-names=""><text:s text:c="1"/></text:span><text:span text:style-name="a837" text:class-names="">keseluruhan</text:span><text:span text:style-name="a838" text:class-names=""><text:s text:c="1"/></text:span><text:span text:style-name="a839" text:class-names="">atau</text:span><text:span text:style-name="a840" text:class-names=""><text:s text:c="1"/></text:span><text:span text:style-name="a841" text:class-names="">totalitas</text:span><text:span text:style-name="a842" text:class-names=""><text:s text:c="1"/></text:span><text:span text:style-name="a843" text:class-names="">dari</text:span><text:span text:style-name="a844" text:class-names=""><text:s text:c="1"/></text:span><text:span text:style-name="a845" text:class-names="">kepribadian</text:span><text:span text:style-name="a846" text:class-names=""><text:s text:c="1"/></text:span><text:span text:style-name="a847" text:class-names="">individu-individu</text:span><text:span text:style-name="a848" text:class-names=""><text:s text:c="1"/></text:span><text:span text:style-name="a849" text:class-names="">sebagai</text:span><text:span text:style-name="a850" text:class-names=""><text:s text:c="1"/></text:span><text:span text:style-name="a851" text:class-names="">unsur</text:span><text:span text:style-name="a852" text:class-names=""><text:s text:c="1"/>yang<text:s text:c="1"/></text:span><text:span text:style-name="a853" text:class-names="">membentuk</text:span><text:span text:style-name="a854" text:class-names=""><text:s text:c="1"/></text:span><text:span text:style-name="a855" text:class-names="">bangsa</text:span><text:span text:style-name="a856" text:class-names=""><text:s text:c="1"/></text:span><text:span text:style-name="a857" text:class-names="">tersebut</text:span><text:span text:style-name="a858" text:class-names="">.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61" text:class-names="">Pengertian</text:span><text:span text:style-name="a862" text:class-names=""><text:s text:c="1"/></text:span><text:span text:style-name="a863" text:class-names="">identitas</text:span><text:span text:style-name="a864" text:class-names=""><text:s text:c="1"/></text:span><text:span text:style-name="a865" text:class-names="">nasional</text:span><text:span text:style-name="a866" text:class-names=""><text:s text:c="1"/></text:span><text:span text:style-name="a867" text:class-names="">suatu</text:span><text:span text:style-name="a868" text:class-names=""><text:s text:c="1"/></text:span><text:span text:style-name="a869" text:class-names="">bangsa</text:span><text:span text:style-name="a870" text:class-names=""><text:s text:c="1"/></text:span><text:span text:style-name="a871" text:class-names="">tidak</text:span><text:span text:style-name="a872" text:class-names=""><text:s text:c="1"/></text:span><text:span text:style-name="a873" text:class-names="">dapat</text:span><text:span text:style-name="a874" text:class-names=""><text:s text:c="1"/></text:span><text:span text:style-name="a875" text:class-names="">dipisahkan</text:span><text:span text:style-name="a876" text:class-names=""><text:s text:c="1"/></text:span><text:span text:style-name="a877" text:class-names="">dengan</text:span><text:span text:style-name="a878" text:class-names=""><text:s text:c="1"/></text:span><text:span text:style-name="a879" text:class-names="">pengertian</text:span><text:span text:style-name="a880" text:class-names=""><text:s text:c="1"/>“National Character”<text:s text:c="1"/></text:span><text:span text:style-name="a881" text:class-names="">atau</text:span><text:span text:style-name="a882" text:class-names=""><text:s text:c="1"/>“National Identity”.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885" text:class-names="">Kepribadian</text:span><text:span text:style-name="a886" text:class-names=""><text:s text:c="1"/></text:span><text:span text:style-name="a887" text:class-names="">Bangsa</text:span><text:span text:style-name="a888" text:class-names=""><text:s text:c="1"/>Indonesia<text:s text:c="1"/></text:span><text:span text:style-name="a889" text:class-names="">sebagai</text:span><text:span text:style-name="a890" text:class-names=""><text:s text:c="1"/></text:span><text:span text:style-name="a891" text:class-names="">suatu</text:span><text:span text:style-name="a892" text:class-names=""><text:s text:c="1"/></text:span><text:span text:style-name="a893" text:class-names="">identitas</text:span><text:span text:style-name="a894" text:class-names=""><text:s text:c="1"/></text:span><text:span text:style-name="a895" text:class-names="">nasional</text:span><text:span text:style-name="a896" text:class-names=""><text:s text:c="1"/></text:span><text:span text:style-name="a897" text:class-names="">secara</text:span><text:span text:style-name="a898" text:class-names=""><text:s text:c="1"/></text:span><text:span text:style-name="a899" text:class-names="">historis</text:span><text:span text:style-name="a900" text:class-names=""><text:s text:c="1"/></text:span><text:span text:style-name="a901" text:class-names="">berkembang</text:span><text:span text:style-name="a902" text:class-names=""><text:s text:c="1"/></text:span><text:span text:style-name="a903" text:class-names="">dn</text:span><text:span text:style-name="a904" text:class-names=""><text:s text:c="1"/></text:span><text:span text:style-name="a905" text:class-names="">menemukan</text:span><text:span text:style-name="a906" text:class-names=""><text:s text:c="1"/></text:span><text:span text:style-name="a907" text:class-names="">jati</text:span><text:span text:style-name="a908" text:class-names=""><text:s text:c="1"/></text:span><text:span text:style-name="a909" text:class-names="">dirinya</text:span><text:span text:style-name="a910" text:class-names=""><text:s text:c="1"/></text:span><text:span text:style-name="a911" text:class-names="">setelah</text:span><text:span text:style-name="a912" text:class-names=""><text:s text:c="1"/></text:span><text:span text:style-name="a913" text:class-names="">proklamasi</text:span><text:span text:style-name="a914" text:class-names=""><text:s text:c="1"/></text:span><text:span text:style-name="a915" text:class-names="">Kemerdekaan</text:span><text:span text:style-name="a916" text:class-names=""><text:s text:c="1"/>17<text:s text:c="1"/></text:span><text:span text:style-name="a917" text:class-names="">Agustus</text:span><text:span text:style-name="a918" text:class-names=""><text:s text:c="1"/>1945.</text:span></text:p>
              </text:list-item>
            </text:list>
            <text:list text:style-name="a950">
              <text:list-item>
                <text:p text:style-name="a949" text:class-names="" text:cond-style-name=""><text:span text:style-name="a921" text:class-names="">Identitas</text:span><text:span text:style-name="a922" text:class-names=""><text:s text:c="1"/></text:span><text:span text:style-name="a923" text:class-names="">nasional</text:span><text:span text:style-name="a924" text:class-names=""><text:s text:c="1"/></text:span><text:span text:style-name="a925" text:class-names="">suatu</text:span><text:span text:style-name="a926" text:class-names=""><text:s text:c="1"/></text:span><text:span text:style-name="a927" text:class-names="">bangsa</text:span><text:span text:style-name="a928" text:class-names=""><text:s text:c="1"/></text:span><text:span text:style-name="a929" text:class-names="">tidak</text:span><text:span text:style-name="a930" text:class-names=""><text:s text:c="1"/></text:span><text:span text:style-name="a931" text:class-names="">cukup</text:span><text:span text:style-name="a932" text:class-names=""><text:s text:c="1"/></text:span><text:span text:style-name="a933" text:class-names="">hanya</text:span><text:span text:style-name="a934" text:class-names=""><text:s text:c="1"/></text:span><text:span text:style-name="a935" text:class-names="">dipahami</text:span><text:span text:style-name="a936" text:class-names=""><text:s text:c="1"/></text:span><text:span text:style-name="a937" text:class-names="">secara</text:span><text:span text:style-name="a938" text:class-names=""><text:s text:c="1"/>statis<text:s text:c="1"/></text:span><text:span text:style-name="a939" text:class-names="">tetapi</text:span><text:span text:style-name="a940" text:class-names=""><text:s text:c="1"/>juga<text:s text:c="1"/></text:span><text:span text:style-name="a941" text:class-names="">harus</text:span><text:span text:style-name="a942" text:class-names=""><text:s text:c="1"/></text:span><text:span text:style-name="a943" text:class-names="">dipahami</text:span><text:span text:style-name="a944" text:class-names=""><text:s text:c="1"/></text:span><text:span text:style-name="a945" text:class-names="">secara</text:span><text:span text:style-name="a946" text:class-names=""><text:s text:c="1"/></text:span><text:span text:style-name="a947" text:class-names="">dinamis</text:span><text:span text:style-name="a948" text:class-names="">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51" text:class-names="">Dalam</text:span><text:span text:style-name="a952" text:class-names=""><text:s text:c="1"/>arti<text:s text:c="1"/></text:span><text:span text:style-name="a953" text:class-names="">dinamis</text:span><text:span text:style-name="a954" text:class-names=""><text:s text:c="1"/></text:span><text:span text:style-name="a955" text:class-names="">yaitu</text:span><text:span text:style-name="a956" text:class-names=""><text:s text:c="1"/></text:span><text:span text:style-name="a957" text:class-names="">bagaimana</text:span><text:span text:style-name="a958" text:class-names=""><text:s text:c="1"/></text:span><text:span text:style-name="a959" text:class-names="">bangsa</text:span><text:span text:style-name="a960" text:class-names=""><text:s text:c="1"/></text:span><text:span text:style-name="a961" text:class-names="">itu</text:span><text:span text:style-name="a962" text:class-names=""><text:s text:c="1"/></text:span><text:span text:style-name="a963" text:class-names="">melakukan</text:span><text:span text:style-name="a964" text:class-names=""><text:s text:c="1"/></text:span><text:span text:style-name="a965" text:class-names="">akselerasi</text:span><text:span text:style-name="a966" text:class-names=""><text:s text:c="1"/></text:span><text:span text:style-name="a967" text:class-names="">dalam</text:span><text:span text:style-name="a968" text:class-names=""><text:s text:c="1"/></text:span><text:span text:style-name="a969" text:class-names="">pembangunan</text:span><text:span text:style-name="a970" text:class-names=""><text:s text:c="1"/></text:span><text:span text:style-name="a971" text:class-names="">termasuk</text:span><text:span text:style-name="a972" text:class-names=""><text:s text:c="1"/>proses<text:s text:c="1"/></text:span><text:span text:style-name="a973" text:class-names="">interaksinya</text:span><text:span text:style-name="a974" text:class-names=""><text:s text:c="1"/></text:span><text:span text:style-name="a975" text:class-names="">secara</text:span><text:span text:style-name="a976" text:class-names=""><text:s text:c="1"/>global<text:s text:c="1"/></text:span><text:span text:style-name="a977" text:class-names="">dengan</text:span><text:span text:style-name="a978" text:class-names=""><text:s text:c="1"/></text:span><text:span text:style-name="a979" text:class-names="">bangsa-bangsa</text:span><text:span text:style-name="a980" text:class-names=""><text:s text:c="1"/>lain di dunia<text:s text:c="1"/></text:span><text:span text:style-name="a981" text:class-names="">internasional</text:span><text:span text:style-name="a982" text:class-names="">.<text:s text:c="1"/></text:span><text:span text:style-name="a983" text:class-names=""/></text:p>
              </text:list-item>
            </text:list>
          </draw:text-box>
          <svg:title/>
          <svg:desc/>
        </draw:frame>
      </draw:page>
      <draw:page draw:name="Slide4" draw:style-name="a988" draw:master-page-name="Master1-Layout2-obj-Title-and-Content" presentation:presentation-page-layout-name="Master1-PPL2" draw:id="Slide-259">
        <draw:frame draw:id="id206" presentation:style-name="a992" draw:name="Title 1" svg:x="0.75in" svg:y="0.75in" svg:width="11.37017in" svg:height="1.2598in" presentation:class="title" presentation:placeholder="false">
          <draw:text-box>
            <text:p text:style-name="a991" text:class-names="" text:cond-style-name=""><text:span text:style-name="a989" text:class-names="">B. FAKTOR-FAKTOR PENDUKUNG KELAHIRAN IDENTITAS NASIONAL</text:span><text:span text:style-name="a990" text:class-names=""/></text:p>
          </draw:text-box>
          <svg:title/>
          <svg:desc/>
        </draw:frame>
        <draw:frame draw:id="id207" presentation:style-name="a1153" draw:name="Content Placeholder 2" svg:x="0.75in" svg:y="2.25656in" svg:width="11.36779in" svg:height="3.62116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3" text:class-names="">1.<text:s text:c="1"/></text:span><text:span text:style-name="a994" text:class-names="">Faktor</text:span><text:span text:style-name="a995" text:class-names=""><text:s text:c="1"/></text:span><text:span text:style-name="a996" text:class-names="">Objektif</text:span><text:span text:style-name="a997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0" text:class-names="">Faktor</text:span><text:span text:style-name="a1001" text:class-names=""><text:s text:c="1"/></text:span><text:span text:style-name="a1002" text:class-names="">geografis</text:span><text:span text:style-name="a1003" text:class-names=""><text:s text:c="1"/></text:span><text:span text:style-name="a1004" text:class-names="">–</text:span><text:span text:style-name="a1005" text:class-names="">ekologis</text:span><text:span text:style-name="a1006" text:class-names=""><text:s text:c="1"/>dan<text:s text:c="1"/></text:span><text:span text:style-name="a1007" text:class-names="">Demografis</text:span><text:span text:style-name="a1008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11" text:class-names="">Kondisi</text:span><text:span text:style-name="a1012" text:class-names=""><text:s text:c="1"/></text:span><text:span text:style-name="a1013" text:class-names="">geografis-ekologis</text:span><text:span text:style-name="a1014" text:class-names=""><text:s text:c="1"/></text:span><text:span text:style-name="a1015" text:class-names="">yang</text:span><text:span text:style-name="a1016" text:class-names=""><text:s text:c="1"/></text:span><text:span text:style-name="a1017" text:class-names="">membentuk</text:span><text:span text:style-name="a1018" text:class-names=""><text:s text:c="1"/></text:span><text:span text:style-name="a1019" text:class-names="">Indonesia<text:s text:c="1"/></text:span><text:span text:style-name="a1020" text:class-names="">sebagai</text:span><text:span text:style-name="a1021" text:class-names=""><text:s text:c="1"/>wilayah<text:s text:c="1"/></text:span><text:span text:style-name="a1022" text:class-names="">Kepulauan</text:span><text:span text:style-name="a1023" text:class-names=""><text:s text:c="1"/>yang<text:s text:c="1"/></text:span><text:span text:style-name="a1024" text:class-names="">beriklim</text:span><text:span text:style-name="a1025" text:class-names=""><text:s text:c="1"/></text:span><text:span text:style-name="a1026" text:class-names="">tropis</text:span><text:span text:style-name="a1027" text:class-names=""><text:s text:c="1"/>dan<text:s text:c="1"/></text:span><text:span text:style-name="a1028" text:class-names="">terletak</text:span><text:span text:style-name="a1029" text:class-names=""><text:s text:c="1"/></text:span><text:span text:style-name="a1030" text:class-names="">dipersimpangan</text:span><text:span text:style-name="a1031" text:class-names=""><text:s text:c="1"/></text:span><text:span text:style-name="a1032" text:class-names="">jalan</text:span><text:span text:style-name="a1033" text:class-names=""><text:s text:c="1"/></text:span><text:span text:style-name="a1034" text:class-names="">komunikasi</text:span><text:span text:style-name="a1035" text:class-names=""><text:s text:c="1"/></text:span><text:span text:style-name="a1036" text:class-names="">antarwilayah</text:span><text:span text:style-name="a1037" text:class-names=""><text:s text:c="1"/>dunia di Asia Tenggara,</text:span><text:span text:style-name="a1038" text:class-names=""><text:s text:c="1"/></text:span><text:span text:style-name="a1039" text:class-names="">ikut</text:span><text:span text:style-name="a1040" text:class-names=""><text:s text:c="1"/></text:span><text:span text:style-name="a1041" text:class-names="">mempengaruhi</text:span><text:span text:style-name="a1042" text:class-names=""><text:s text:c="1"/></text:span><text:span text:style-name="a1043" text:class-names="">perkembangan</text:span><text:span text:style-name="a1044" text:class-names=""><text:s text:c="1"/></text:span><text:span text:style-name="a1045" text:class-names="">kehidupan</text:span><text:span text:style-name="a1046" text:class-names=""><text:s text:c="1"/></text:span><text:span text:style-name="a1047" text:class-names="">demografis</text:span><text:span text:style-name="a1048" text:class-names="">,</text:span><text:span text:style-name="a1049" text:class-names=""><text:s text:c="1"/></text:span><text:span text:style-name="a1050" text:class-names="">ekonomis</text:span><text:span text:style-name="a1051" text:class-names="">,</text:span><text:span text:style-name="a1052" text:class-names=""><text:s text:c="1"/></text:span><text:span text:style-name="a1053" text:class-names="">sosial</text:span><text:span text:style-name="a1054" text:class-names=""><text:s text:c="1"/></text:span><text:span text:style-name="a1055" text:class-names="">dan</text:span><text:span text:style-name="a1056" text:class-names=""><text:s text:c="1"/></text:span><text:span text:style-name="a1057" text:class-names="">kultural</text:span><text:span text:style-name="a1058" text:class-names=""><text:s text:c="1"/></text:span><text:span text:style-name="a1059" text:class-names="">bangsa</text:span><text:span text:style-name="a1060" text:class-names=""><text:s text:c="1"/></text:span><text:span text:style-name="a1061" text:class-names="">Indonesia.</text:span><text:span text:style-name="a1062" text:class-names="">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065" text:class-names="">2.<text:s text:c="1"/></text:span><text:span text:style-name="a1066" text:class-names="">Faktor</text:span><text:span text:style-name="a1067" text:class-names=""><text:s text:c="1"/></text:span><text:span text:style-name="a1068" text:class-names="">Subjektif</text:span><text:span text:style-name="a1069" text:class-names="">,<text:s text:c="1"/></text:span><text:span text:style-name="a1070" text:class-names="">yaitu</text:span><text:span text:style-name="a1071" text:class-names=""><text:s text:c="1"/>factor<text:s text:c="1"/></text:span><text:span text:style-name="a1072" text:class-names="">historis</text:span><text:span text:style-name="a1073" text:class-names="">,<text:s text:c="1"/></text:span><text:span text:style-name="a1074" text:class-names="">sosial</text:span><text:span text:style-name="a1075" text:class-names="">,<text:s text:c="1"/></text:span><text:span text:style-name="a1076" text:class-names="">politik</text:span><text:span text:style-name="a1077" text:class-names=""><text:s text:c="1"/>dan<text:s text:c="1"/></text:span><text:span text:style-name="a1078" text:class-names="">kebudayaan</text:span><text:span text:style-name="a1079" text:class-names=""><text:s text:c="1"/>yang<text:s text:c="1"/></text:span><text:span text:style-name="a1080" text:class-names="">dimiliki</text:span><text:span text:style-name="a1081" text:class-names=""><text:s text:c="1"/></text:span><text:span text:style-name="a1082" text:class-names="">bangsa</text:span><text:span text:style-name="a1083" text:class-names=""><text:s text:c="1"/>Indonesia.<text:s text:c="1"/></text:span><text:span text:style-name="a1084" text:class-names="">Faktor</text:span><text:span text:style-name="a1085" text:class-names=""><text:s text:c="1"/></text:span><text:span text:style-name="a1086" text:class-names="">historis</text:span><text:span text:style-name="a1087" text:class-names=""><text:s text:c="1"/>yang<text:s text:c="1"/></text:span><text:span text:style-name="a1088" text:class-names="">dimiliki</text:span><text:span text:style-name="a1089" text:class-names=""><text:s text:c="1"/>Indonesia<text:s text:c="1"/></text:span><text:span text:style-name="a1090" text:class-names="">ikut</text:span><text:span text:style-name="a1091" text:class-names=""><text:s text:c="1"/></text:span><text:span text:style-name="a1092" text:class-names="">mempengaruhi</text:span><text:span text:style-name="a1093" text:class-names=""><text:s text:c="1"/>proses<text:s text:c="1"/></text:span><text:span text:style-name="a1094" text:class-names="">pembentukan</text:span><text:span text:style-name="a1095" text:class-names=""><text:s text:c="1"/></text:span><text:span text:style-name="a1096" text:class-names="">masyarakat</text:span><text:span text:style-name="a1097" text:class-names=""><text:s text:c="1"/>dan<text:s text:c="1"/></text:span><text:span text:style-name="a1098" text:class-names="">bangsa</text:span><text:span text:style-name="a1099" text:class-names=""><text:s text:c="1"/>Indonesia<text:s text:c="1"/></text:span><text:span text:style-name="a1100" text:class-names="">beserta</text:span><text:span text:style-name="a1101" text:class-names=""><text:s text:c="1"/></text:span><text:span text:style-name="a1102" text:class-names="">identitasnya</text:span><text:span text:style-name="a1103" text:class-names="">,<text:s text:c="1"/></text:span><text:span text:style-name="a1104" text:class-names="">melalui</text:span><text:span text:style-name="a1105" text:class-names=""><text:s text:c="1"/></text:span><text:span text:style-name="a1106" text:class-names="">interaksi</text:span><text:span text:style-name="a1107" text:class-names=""><text:s text:c="1"/></text:span><text:span text:style-name="a1108" text:class-names="">berbagai</text:span><text:span text:style-name="a1109" text:class-names=""><text:s text:c="1"/>factor yang<text:s text:c="1"/></text:span><text:span text:style-name="a1110" text:class-names="">ada</text:span><text:span text:style-name="a1111" text:class-names=""><text:s text:c="1"/></text:span><text:span text:style-name="a1112" text:class-names="">didalamnya</text:span><text:span text:style-name="a1113" text:class-names="">. <text:s text:c="1"/>Hasil<text:s text:c="1"/></text:span><text:span text:style-name="a1114" text:class-names="">dari</text:span><text:span text:style-name="a1115" text:class-names=""><text:s text:c="1"/></text:span><text:span text:style-name="a1116" text:class-names="">interaksi</text:span><text:span text:style-name="a1117" text:class-names=""><text:s text:c="1"/></text:span><text:span text:style-name="a1118" text:class-names="">dari</text:span><text:span text:style-name="a1119" text:class-names=""><text:s text:c="1"/></text:span><text:span text:style-name="a1120" text:class-names="">berbagai</text:span><text:span text:style-name="a1121" text:class-names=""><text:s text:c="1"/>factor<text:s text:c="1"/></text:span><text:span text:style-name="a1122" text:class-names="">tersebut</text:span><text:span text:style-name="a1123" text:class-names=""><text:s text:c="1"/></text:span><text:span text:style-name="a1124" text:class-names="">melahirkan</text:span><text:span text:style-name="a1125" text:class-names=""><text:s text:c="1"/>proses<text:s text:c="1"/></text:span><text:span text:style-name="a1126" text:class-names="">pembentukan</text:span><text:span text:style-name="a1127" text:class-names=""><text:s text:c="1"/></text:span><text:span text:style-name="a1128" text:class-names="">masyarakat</text:span><text:span text:style-name="a1129" text:class-names="">,<text:s text:c="1"/></text:span><text:span text:style-name="a1130" text:class-names="">bangsa</text:span><text:span text:style-name="a1131" text:class-names="">, dan negara<text:s text:c="1"/></text:span><text:span text:style-name="a1132" text:class-names="">beserta</text:span><text:span text:style-name="a1133" text:class-names=""><text:s text:c="1"/></text:span><text:span text:style-name="a1134" text:class-names="">identitas</text:span><text:span text:style-name="a1135" text:class-names=""><text:s text:c="1"/></text:span><text:span text:style-name="a1136" text:class-names="">bangsa</text:span><text:span text:style-name="a1137" text:class-names=""><text:s text:c="1"/>Indonesia, yang<text:s text:c="1"/></text:span><text:span text:style-name="a1138" text:class-names="">muncul</text:span><text:span text:style-name="a1139" text:class-names=""><text:s text:c="1"/></text:span><text:span text:style-name="a1140" text:class-names="">tatkala</text:span><text:span text:style-name="a1141" text:class-names=""><text:s text:c="1"/></text:span><text:span text:style-name="a1142" text:class-names="">nasionalisme</text:span><text:span text:style-name="a1143" text:class-names=""><text:s text:c="1"/></text:span><text:span text:style-name="a1144" text:class-names="">berkembang</text:span><text:span text:style-name="a1145" text:class-names=""><text:s text:c="1"/>di Indonesia pada<text:s text:c="1"/></text:span><text:span text:style-name="a1146" text:class-names="">awal</text:span><text:span text:style-name="a1147" text:class-names=""><text:s text:c="1"/></text:span><text:span text:style-name="a1148" text:class-names="">abad</text:span><text:span text:style-name="a1149" text:class-names=""><text:s text:c="1"/>XX.<text:s text:c="1"/></text:span><text:span text:style-name="a1150" text:class-names=""/></text:p>
              </text:list-item>
            </text:list>
          </draw:text-box>
          <svg:title/>
          <svg:desc/>
        </draw:frame>
      </draw:page>
      <draw:page draw:name="Slide5" draw:style-name="a1155" draw:master-page-name="Master1-Layout2-obj-Title-and-Content" presentation:presentation-page-layout-name="Master1-PPL2" draw:id="Slide-260">
        <draw:frame draw:id="id208" presentation:style-name="a1193" draw:name="Title 1" svg:x="0.83889in" svg:y="0.42222in" svg:width="11.30982in" svg:height="1.91111in" presentation:class="title" presentation:placeholder="false">
          <draw:text-box>
            <text:p text:style-name="a1192" text:class-names="" text:cond-style-name=""><text:span text:style-name="a1156" text:class-names="">Robert de<text:s text:c="1"/></text:span><text:span text:style-name="a1157" text:class-names="">Ventos</text:span><text:span text:style-name="a1158" text:class-names=""><text:s text:c="1"/></text:span><text:span text:style-name="a1159" text:class-names="">sebagaimana</text:span><text:span text:style-name="a1160" text:class-names=""><text:s text:c="1"/></text:span><text:span text:style-name="a1161" text:class-names="">dikutip</text:span><text:span text:style-name="a1162" text:class-names=""><text:s text:c="1"/>Manuel castells<text:s text:c="1"/></text:span><text:span text:style-name="a1163" text:class-names="">teori</text:span><text:span text:style-name="a1164" text:class-names=""><text:s text:c="1"/></text:span><text:span text:style-name="a1165" text:class-names="">tentang</text:span><text:span text:style-name="a1166" text:class-names=""><text:s text:c="1"/></text:span><text:span text:style-name="a1167" text:class-names="">munculnya</text:span><text:span text:style-name="a1168" text:class-names=""><text:s text:c="1"/></text:span><text:span text:style-name="a1169" text:class-names="">identitas</text:span><text:span text:style-name="a1170" text:class-names=""><text:s text:c="1"/></text:span><text:span text:style-name="a1171" text:class-names="">nasional</text:span><text:span text:style-name="a1172" text:class-names=""><text:s text:c="1"/></text:span><text:span text:style-name="a1173" text:class-names="">suatu</text:span><text:span text:style-name="a1174" text:class-names=""><text:s text:c="2"/></text:span><text:span text:style-name="a1175" text:class-names="">bangsa</text:span><text:span text:style-name="a1176" text:class-names=""><text:s text:c="1"/></text:span><text:span text:style-name="a1177" text:class-names="">sebagai</text:span><text:span text:style-name="a1178" text:class-names=""><text:s text:c="1"/></text:span><text:span text:style-name="a1179" text:class-names="">hasil</text:span><text:span text:style-name="a1180" text:class-names=""><text:s text:c="1"/></text:span><text:span text:style-name="a1181" text:class-names="">interaksi</text:span><text:span text:style-name="a1182" text:class-names=""><text:s text:c="1"/></text:span><text:span text:style-name="a1183" text:class-names="">historis</text:span><text:span text:style-name="a1184" text:class-names=""><text:s text:c="1"/></text:span><text:span text:style-name="a1185" text:class-names="">antara</text:span><text:span text:style-name="a1186" text:class-names=""><text:s text:c="1"/></text:span><text:span text:style-name="a1187" text:class-names="">empat</text:span><text:span text:style-name="a1188" text:class-names=""><text:s text:c="2"/>factor<text:s text:c="1"/></text:span><text:span text:style-name="a1189" text:class-names="">penting</text:span><text:span text:style-name="a1190" text:class-names="">:</text:span><text:span text:style-name="a1191" text:class-names=""/></text:p>
          </draw:text-box>
          <svg:title/>
          <svg:desc/>
        </draw:frame>
        <draw:frame draw:id="id209" presentation:style-name="a1283" draw:name="Content Placeholder 2" svg:x="0.97166in" svg:y="2.28148in" svg:width="11.17705in" svg:height="3.77037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7" text:class-names="">1.<text:s text:c="1"/></text:span><text:span text:style-name="a1198" text:class-names="">Faktor</text:span><text:span text:style-name="a1199" text:class-names=""><text:s text:c="1"/>Primer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2" text:class-names=""><text:tab/></text:span><text:span text:style-name="a1203" text:class-names="">Mencakup</text:span><text:span text:style-name="a1204" text:class-names=""><text:s text:c="1"/></text:span><text:span text:style-name="a1205" text:class-names="">etnisitas</text:span><text:span text:style-name="a1206" text:class-names="">, territorial, Bahasa, agama dan<text:s text:c="1"/></text:span><text:span text:style-name="a1207" text:class-names="">sejenisnya</text:span><text:span text:style-name="a1208" text:class-names="">.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1" text:class-names="">2.<text:s text:c="1"/></text:span><text:span text:style-name="a1212" text:class-names="">Faktor</text:span><text:span text:style-name="a1213" text:class-names=""><text:s text:c="1"/></text:span><text:span text:style-name="a1214" text:class-names="">Pendorong</text:span><text:span text:style-name="a1215" text:class-names=""/></text:p>
              </text:list-item>
            </text:list>
            <text:list text:style-name="a1276">
              <text:list-item>
                <text:p text:style-name="a1275" text:class-names="" text:cond-style-name=""><text:span text:style-name="a1218" text:class-names=""><text:tab/></text:span><text:span text:style-name="a1219" text:class-names="">Mencakup</text:span><text:span text:style-name="a1220" text:class-names=""><text:s text:c="1"/>Pembangunan<text:s text:c="1"/></text:span><text:span text:style-name="a1221" text:class-names="">komunikasi</text:span><text:span text:style-name="a1222" text:class-names=""><text:s text:c="1"/>dan<text:s text:c="1"/></text:span><text:span text:style-name="a1223" text:class-names="">Tekhnologi</text:span><text:span text:style-name="a1224" text:class-names="">,<text:s text:c="1"/></text:span><text:span text:style-name="a1225" text:class-names="">lahirnya</text:span><text:span text:style-name="a1226" text:class-names=""><text:s text:c="1"/>Angkatan<text:s text:c="1"/></text:span><text:span text:style-name="a1227" text:class-names="">bersenjata</text:span><text:span text:style-name="a1228" text:class-names=""><text:s text:c="1"/>modern dan<text:s text:c="1"/></text:span><text:span text:style-name="a1229" text:class-names="">pembangunan</text:span><text:span text:style-name="a1230" text:class-names=""><text:s text:c="1"/></text:span><text:span text:style-name="a1231" text:class-names="">lainnya</text:span><text:span text:style-name="a1232" text:class-names=""><text:s text:c="1"/></text:span><text:span text:style-name="a1233" text:class-names="">dalam</text:span><text:span text:style-name="a1234" text:class-names=""><text:s text:c="1"/></text:span><text:span text:style-name="a1235" text:class-names="">kehidupan</text:span><text:span text:style-name="a1236" text:class-names=""><text:s text:c="1"/>Negara.<text:s text:c="1"/></text:span><text:span text:style-name="a1237" text:class-names="">Dalam</text:span><text:span text:style-name="a1238" text:class-names=""><text:s text:c="1"/></text:span><text:span text:style-name="a1239" text:class-names="">hubungan</text:span><text:span text:style-name="a1240" text:class-names=""><text:s text:c="1"/></text:span><text:span text:style-name="a1241" text:class-names="">ini</text:span><text:span text:style-name="a1242" text:class-names=""><text:s text:c="1"/></text:span><text:span text:style-name="a1243" text:class-names="">bagi</text:span><text:span text:style-name="a1244" text:class-names=""><text:s text:c="1"/></text:span><text:span text:style-name="a1245" text:class-names="">suatu</text:span><text:span text:style-name="a1246" text:class-names=""><text:s text:c="1"/></text:span><text:span text:style-name="a1247" text:class-names="">bangsa</text:span><text:span text:style-name="a1248" text:class-names=""><text:s text:c="1"/></text:span><text:span text:style-name="a1249" text:class-names="">kemajuan</text:span><text:span text:style-name="a1250" text:class-names=""><text:s text:c="1"/></text:span><text:span text:style-name="a1251" text:class-names="">ilmu</text:span><text:span text:style-name="a1252" text:class-names=""><text:s text:c="1"/></text:span><text:span text:style-name="a1253" text:class-names="">pengetahuan</text:span><text:span text:style-name="a1254" text:class-names=""><text:s text:c="1"/>dan<text:s text:c="1"/></text:span><text:span text:style-name="a1255" text:class-names="">tekhnologi</text:span><text:span text:style-name="a1256" text:class-names=""><text:s text:c="1"/></text:span><text:span text:style-name="a1257" text:class-names="">serta</text:span><text:span text:style-name="a1258" text:class-names=""><text:s text:c="1"/></text:span><text:span text:style-name="a1259" text:class-names="">pembangunan</text:span><text:span text:style-name="a1260" text:class-names=""><text:s text:c="1"/>dan<text:s text:c="1"/></text:span><text:span text:style-name="a1261" text:class-names="">bangsanya</text:span><text:span text:style-name="a1262" text:class-names=""><text:s text:c="1"/>juga<text:s text:c="1"/></text:span><text:span text:style-name="a1263" text:class-names="">merupakan</text:span><text:span text:style-name="a1264" text:class-names=""><text:s text:c="1"/></text:span><text:span text:style-name="a1265" text:class-names="">suatu</text:span><text:span text:style-name="a1266" text:class-names=""><text:s text:c="1"/></text:span><text:span text:style-name="a1267" text:class-names="">identitas</text:span><text:span text:style-name="a1268" text:class-names=""><text:s text:c="1"/></text:span><text:span text:style-name="a1269" text:class-names="">nasional</text:span><text:span text:style-name="a1270" text:class-names=""><text:s text:c="1"/>yang<text:s text:c="1"/></text:span><text:span text:style-name="a1271" text:class-names="">bersifat</text:span><text:span text:style-name="a1272" text:class-names=""><text:s text:c="1"/></text:span><text:span text:style-name="a1273" text:class-names="">dinamis</text:span><text:span text:style-name="a1274" text:class-names="">.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</draw:page>
      <draw:page draw:name="Slide6" draw:style-name="a1285" draw:master-page-name="Master1-Layout2-obj-Title-and-Content" presentation:presentation-page-layout-name="Master1-PPL2" draw:id="Slide-261">
        <draw:frame draw:id="id210" presentation:style-name="a1449" draw:name="Content Placeholder 2" svg:x="0.75in" svg:y="0in" svg:width="11.43518in" svg:height="5.87772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86" text:class-names="">3. <text:s text:c="1"/></text:span><text:span text:style-name="a1287" text:class-names="">Faktor</text:span><text:span text:style-name="a1288" text:class-names=""><text:s text:c="1"/></text:span><text:span text:style-name="a1289" text:class-names="">Penarik</text:span><text:span text:style-name="a1290" text:class-names="">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293" text:class-names=""><text:tab/></text:span><text:span text:style-name="a1294" text:class-names="">Mencakup</text:span><text:span text:style-name="a1295" text:class-names=""><text:s text:c="1"/></text:span><text:span text:style-name="a1296" text:class-names="">Kodifikasi</text:span><text:span text:style-name="a1297" text:class-names=""><text:s text:c="1"/></text:span><text:span text:style-name="a1298" text:class-names="">Bahasa</text:span><text:span text:style-name="a1299" text:class-names=""><text:s text:c="1"/></text:span><text:span text:style-name="a1300" text:class-names="">dalam</text:span><text:span text:style-name="a1301" text:class-names=""><text:s text:c="1"/></text:span><text:span text:style-name="a1302" text:class-names="">gramatika</text:span><text:span text:style-name="a1303" text:class-names=""><text:s text:c="1"/></text:span><text:span text:style-name="a1304" text:class-names="">yang</text:span><text:span text:style-name="a1305" text:class-names=""><text:s text:c="1"/></text:span><text:span text:style-name="a1306" text:class-names="">resmi</text:span><text:span text:style-name="a1307" text:class-names="">,</text:span><text:span text:style-name="a1308" text:class-names=""><text:s text:c="1"/></text:span><text:span text:style-name="a1309" text:class-names="">tumbuhnya</text:span><text:span text:style-name="a1310" text:class-names=""><text:s text:c="1"/></text:span><text:span text:style-name="a1311" text:class-names="">birokrasi</text:span><text:span text:style-name="a1312" text:class-names=""><text:s text:c="1"/></text:span><text:span text:style-name="a1313" text:class-names="">dan <text:s text:c="1"/></text:span><text:span text:style-name="a1314" text:class-names="">pemantapan</text:span><text:span text:style-name="a1315" text:class-names=""><text:s text:c="1"/>system Pendidikan<text:s text:c="1"/></text:span><text:span text:style-name="a1316" text:class-names="">nasional</text:span><text:span text:style-name="a1317" text:class-names="">.<text:s text:c="1"/>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0" text:class-names="">4</text:span><text:span text:style-name="a1321" text:class-names="">.<text:s text:c="1"/></text:span><text:span text:style-name="a1322" text:class-names="">Faktor</text:span><text:span text:style-name="a1323" text:class-names=""><text:s text:c="1"/></text:span><text:span text:style-name="a1324" text:class-names="">Reaktif</text:span><text:span text:style-name="a1325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28" text:class-names=""><text:tab/></text:span><text:span text:style-name="a1329" text:class-names="">Mencakup</text:span><text:span text:style-name="a1330" text:class-names=""><text:s text:c="1"/></text:span><text:span text:style-name="a1331" text:class-names="">Penindasan</text:span><text:span text:style-name="a1332" text:class-names="">,<text:s text:c="1"/></text:span><text:span text:style-name="a1333" text:class-names="">Dominasi</text:span><text:span text:style-name="a1334" text:class-names="">, dan<text:s text:c="1"/></text:span><text:span text:style-name="a1335" text:class-names="">pencarian</text:span><text:span text:style-name="a1336" text:class-names=""><text:s text:c="1"/></text:span><text:span text:style-name="a1337" text:class-names="">identitas</text:span><text:span text:style-name="a1338" text:class-names=""><text:s text:c="1"/></text:span><text:span text:style-name="a1339" text:class-names="">alternatif</text:span><text:span text:style-name="a1340" text:class-names=""><text:s text:c="1"/></text:span><text:span text:style-name="a1341" text:class-names="">melalui</text:span><text:span text:style-name="a1342" text:class-names=""><text:s text:c="1"/></text:span><text:span text:style-name="a1343" text:class-names="">memori</text:span><text:span text:style-name="a1344" text:class-names=""><text:s text:c="1"/></text:span><text:span text:style-name="a1345" text:class-names="">kolektif</text:span><text:span text:style-name="a1346" text:class-names=""/></text:p>
              </text:list-item>
            </text:list>
            <text:list text:style-name="a1448">
              <text:list-item>
                <text:p text:style-name="a1447" text:class-names="" text:cond-style-name=""><text:span text:style-name="a1349" text:class-names="">rakyat</text:span><text:span text:style-name="a1350" text:class-names=""><text:s text:c="1"/>.</text:span><text:span text:style-name="a1351" text:class-names="">Bangsa</text:span><text:span text:style-name="a1352" text:class-names=""><text:s text:c="1"/>Indonesia yang<text:s text:c="1"/></text:span><text:span text:style-name="a1353" text:class-names="">hampir</text:span><text:span text:style-name="a1354" text:class-names=""><text:s text:c="1"/></text:span><text:span text:style-name="a1355" text:class-names="">tiga</text:span><text:span text:style-name="a1356" text:class-names=""><text:s text:c="1"/></text:span><text:span text:style-name="a1357" text:class-names="">setengah</text:span><text:span text:style-name="a1358" text:class-names=""><text:s text:c="1"/></text:span><text:span text:style-name="a1359" text:class-names="">abad</text:span><text:span text:style-name="a1360" text:class-names=""><text:s text:c="1"/></text:span><text:span text:style-name="a1361" text:class-names="">dikuasai</text:span><text:span text:style-name="a1362" text:class-names=""><text:s text:c="1"/>oleh<text:s text:c="1"/></text:span><text:span text:style-name="a1363" text:class-names="">bangsa</text:span><text:span text:style-name="a1364" text:class-names=""><text:s text:c="1"/>lain<text:s text:c="1"/></text:span><text:span text:style-name="a1365" text:class-names="">sangat</text:span><text:span text:style-name="a1366" text:class-names=""><text:s text:c="1"/></text:span><text:span text:style-name="a1367" text:class-names="">dominan</text:span><text:span text:style-name="a1368" text:class-names=""><text:s text:c="1"/></text:span><text:span text:style-name="a1369" text:class-names="">dalam</text:span><text:span text:style-name="a1370" text:class-names=""><text:s text:c="1"/></text:span><text:span text:style-name="a1371" text:class-names="">mewujudkan</text:span><text:span text:style-name="a1372" text:class-names=""><text:s text:c="1"/>factor<text:s text:c="1"/></text:span><text:span text:style-name="a1373" text:class-names="">ke</text:span><text:span text:style-name="a1374" text:class-names=""><text:s text:c="1"/></text:span><text:span text:style-name="a1375" text:class-names="">empat</text:span><text:span text:style-name="a1376" text:class-names=""><text:s text:c="1"/></text:span><text:span text:style-name="a1377" text:class-names="">melalui</text:span><text:span text:style-name="a1378" text:class-names=""><text:s text:c="1"/></text:span><text:span text:style-name="a1379" text:class-names="">memori</text:span><text:span text:style-name="a1380" text:class-names=""><text:s text:c="1"/></text:span><text:span text:style-name="a1381" text:class-names="">kolektf</text:span><text:span text:style-name="a1382" text:class-names=""><text:s text:c="1"/></text:span><text:span text:style-name="a1383" text:class-names="">rakyat</text:span><text:span text:style-name="a1384" text:class-names=""><text:s text:c="1"/>Indonesia.<text:s text:c="1"/></text:span><text:span text:style-name="a1385" text:class-names="">Penderitaan</text:span><text:span text:style-name="a1386" text:class-names=""><text:s text:c="1"/>dan</text:span><text:span text:style-name="a1387" text:class-names=""><text:s text:c="1"/></text:span><text:span text:style-name="a1388" text:class-names="">kesengsaraan</text:span><text:span text:style-name="a1389" text:class-names=""><text:s text:c="1"/></text:span><text:span text:style-name="a1390" text:class-names="">hidup</text:span><text:span text:style-name="a1391" text:class-names=""><text:s text:c="1"/></text:span><text:span text:style-name="a1392" text:class-names="">serta</text:span><text:span text:style-name="a1393" text:class-names=""><text:s text:c="1"/></text:span><text:span text:style-name="a1394" text:class-names="">semangat</text:span><text:span text:style-name="a1395" text:class-names=""><text:s text:c="1"/>Bersama<text:s text:c="1"/></text:span><text:span text:style-name="a1396" text:class-names="">dalam</text:span><text:span text:style-name="a1397" text:class-names=""><text:s text:c="1"/></text:span><text:span text:style-name="a1398" text:class-names="">memperjuangkan</text:span><text:span text:style-name="a1399" text:class-names=""><text:s text:c="1"/></text:span><text:span text:style-name="a1400" text:class-names="">kemerdekaan</text:span><text:span text:style-name="a1401" text:class-names=""><text:s text:c="1"/></text:span><text:span text:style-name="a1402" text:class-names="">merupakan</text:span><text:span text:style-name="a1403" text:class-names=""><text:s text:c="1"/>factor yang<text:s text:c="1"/></text:span><text:span text:style-name="a1404" text:class-names="">sangat</text:span><text:span text:style-name="a1405" text:class-names=""><text:s text:c="1"/></text:span><text:span text:style-name="a1406" text:class-names="">strategis</text:span><text:span text:style-name="a1407" text:class-names=""><text:s text:c="1"/></text:span><text:span text:style-name="a1408" text:class-names="">dalam</text:span><text:span text:style-name="a1409" text:class-names=""><text:s text:c="1"/></text:span><text:span text:style-name="a1410" text:class-names="">membentuk</text:span><text:span text:style-name="a1411" text:class-names=""><text:s text:c="1"/></text:span><text:span text:style-name="a1412" text:class-names="">memori</text:span><text:span text:style-name="a1413" text:class-names=""><text:s text:c="1"/></text:span><text:span text:style-name="a1414" text:class-names="">kolektif</text:span><text:span text:style-name="a1415" text:class-names=""><text:s text:c="1"/></text:span><text:span text:style-name="a1416" text:class-names="">rakyat</text:span><text:span text:style-name="a1417" text:class-names="">.<text:s text:c="1"/></text:span><text:span text:style-name="a1418" text:class-names="">Semanga</text:span><text:span text:style-name="a1419" text:class-names="">t</text:span><text:span text:style-name="a1420" text:class-names=""><text:s text:c="1"/></text:span><text:span text:style-name="a1421" text:class-names="">perjuangan</text:span><text:span text:style-name="a1422" text:class-names="">,<text:s text:c="1"/></text:span><text:span text:style-name="a1423" text:class-names="">pengorbanan</text:span><text:span text:style-name="a1424" text:class-names="">,<text:s text:c="1"/></text:span><text:span text:style-name="a1425" text:class-names="">menegakkan</text:span><text:span text:style-name="a1426" text:class-names=""><text:s text:c="1"/></text:span><text:span text:style-name="a1427" text:class-names="">kebenaran</text:span><text:span text:style-name="a1428" text:class-names=""><text:s text:c="1"/></text:span><text:span text:style-name="a1429" text:class-names="">dapat</text:span><text:span text:style-name="a1430" text:class-names=""><text:s text:c="1"/></text:span><text:span text:style-name="a1431" text:class-names="">merupakan</text:span><text:span text:style-name="a1432" text:class-names=""><text:s text:c="1"/></text:span><text:span text:style-name="a1433" text:class-names="">identitas</text:span><text:span text:style-name="a1434" text:class-names=""><text:s text:c="1"/></text:span><text:span text:style-name="a1435" text:class-names="">untuk</text:span><text:span text:style-name="a1436" text:class-names=""><text:s text:c="1"/></text:span><text:span text:style-name="a1437" text:class-names="">memperkuat</text:span><text:span text:style-name="a1438" text:class-names=""><text:s text:c="1"/></text:span><text:span text:style-name="a1439" text:class-names="">persatuan</text:span><text:span text:style-name="a1440" text:class-names=""><text:s text:c="1"/>dan<text:s text:c="1"/></text:span><text:span text:style-name="a1441" text:class-names="">kesatuan</text:span><text:span text:style-name="a1442" text:class-names=""><text:s text:c="1"/></text:span><text:span text:style-name="a1443" text:class-names="">bangsa</text:span><text:span text:style-name="a1444" text:class-names=""><text:s text:c="1"/>dan Negara<text:s text:c="1"/></text:span><text:span text:style-name="a1445" text:class-names="">ndonesia</text:span><text:span text:style-name="a144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97463in" svg:y="0.72469in" svg:width="10.6684in" svg:height="3.02551in"/>
      <presentation:placeholder presentation:object="subtitle" svg:x="1.07509in" svg:y="3.83334in" svg:width="10.6684in" svg:height="0.60185in"/>
      <presentation:placeholder presentation:object="date-time" svg:x="5.41179in" svg:y="5.00707in" svg:width="6.71878in" svg:height="1.27199in"/>
      <presentation:placeholder presentation:object="footer" svg:x="-0.00608in" svg:y="5.34014in" svg:width="4.42611in" svg:height="1.30746in"/>
      <presentation:placeholder presentation:object="page-number" svg:x="10.77401in" svg:y="4.19143in" svg:width="0.99211in" svg:height="0.54513in"/>
    </style:presentation-page-layout>
    <style:presentation-page-layout style:name="Master1-PPL2" style:display-name="Title and Content">
      <presentation:placeholder presentation:object="title" svg:x="0.75in" svg:y="0.75in" svg:width="11.37017in" svg:height="1.2598in"/>
      <presentation:placeholder presentation:object="object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3" style:display-name="Section Header">
      <presentation:placeholder presentation:object="title" svg:x="0.75in" svg:y="0.75in" svg:width="11.36779in" svg:height="3.49244in"/>
      <presentation:placeholder presentation:object="outline" svg:x="0.75in" svg:y="4.09259in" svg:width="11.36779in" svg:height="1.7931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4" style:display-name="Two Content">
      <presentation:placeholder presentation:object="title" svg:x="0.75in" svg:y="0.75in" svg:width="11.37017in" svg:height="1.26656in"/>
      <presentation:placeholder presentation:object="object" svg:x="0.75in" svg:y="2.25656in" svg:width="5.56509in" svg:height="3.62116in"/>
      <presentation:placeholder presentation:object="object" svg:x="6.55509in" svg:y="2.25656in" svg:width="5.56271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5" style:display-name="Comparison">
      <presentation:placeholder presentation:object="title" svg:x="0.75in" svg:y="0.75in" svg:width="11.36779in" svg:height="1.26656in"/>
      <presentation:placeholder presentation:object="outline" svg:x="1.00433in" svg:y="2.25656in" svg:width="5.31076in" svg:height="0.74365in"/>
      <presentation:placeholder presentation:object="object" svg:x="0.75in" svg:y="3.12963in" svg:width="5.56508in" svg:height="2.74809in"/>
      <presentation:placeholder presentation:object="outline" svg:x="6.8003in" svg:y="2.25656in" svg:width="5.31987in" svg:height="0.74365in"/>
      <presentation:placeholder presentation:object="object" svg:x="6.55508in" svg:y="3.12963in" svg:width="5.56508in" svg:height="2.74809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6" style:display-name="Title Only">
      <presentation:placeholder presentation:object="title" svg:x="0.75in" svg:y="0.75in" svg:width="11.37017in" svg:height="1.25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7" style:display-name="Blank"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8" style:display-name="Content with Caption">
      <presentation:placeholder presentation:object="title" svg:x="0.75858in" svg:y="0.75in" svg:width="4.51319in" svg:height="2.21266in"/>
      <presentation:placeholder presentation:object="object" svg:x="5.51852in" svg:y="0.75in" svg:width="6.59927in" svg:height="5.12772in"/>
      <presentation:placeholder presentation:object="outline" svg:x="0.75858in" svg:y="2.96266in" svg:width="4.51319in" svg:height="2.9150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9" style:display-name="Picture with Caption">
      <presentation:placeholder presentation:object="title" svg:x="0.75in" svg:y="0.75in" svg:width="6.93931in" svg:height="2.21266in"/>
      <presentation:placeholder presentation:object="graphic" svg:x="8.18281in" svg:y="0in" svg:width="3.93498in" svg:height="5.5463in"/>
      <presentation:placeholder presentation:object="outline" svg:x="0.75in" svg:y="2.96266in" svg:width="6.93931in" svg:height="2.5836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0" style:display-name="Panoramic Picture with Caption">
      <presentation:placeholder presentation:object="title" svg:x="0.75in" svg:y="4.49074in" svg:width="11.36779in" svg:height="0.64397in"/>
      <presentation:placeholder presentation:object="graphic" svg:x="0.75in" svg:y="0.75in" svg:width="11.36539in" svg:height="3.49399in"/>
      <presentation:placeholder presentation:object="outline" svg:x="0.74998in" svg:y="5.14318in" svg:width="11.36781in" svg:height="0.7463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1" style:display-name="Title and Caption">
      <presentation:placeholder presentation:object="title" svg:x="0.75in" svg:y="0.75in" svg:width="11.37019in" svg:height="3.49399in"/>
      <presentation:placeholder presentation:object="outline" svg:x="0.74998in" svg:y="4.49074in" svg:width="11.36781in" svg:height="1.39283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2" style:display-name="Quote with Caption">
      <presentation:placeholder presentation:object="title" svg:x="1.22674in" svg:y="0.75in" svg:width="10.41669in" svg:height="3.18975in"/>
      <presentation:placeholder presentation:object="outline" svg:x="1.69539in" svg:y="3.94798in" svg:width="9.47939in" svg:height="0.41313in"/>
      <presentation:placeholder presentation:object="outline" svg:x="0.75in" svg:y="4.49074in" svg:width="11.37017in" svg:height="1.386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3" style:display-name="Name Card">
      <presentation:placeholder presentation:object="title" svg:x="0.75in" svg:y="1.88523in" svg:width="11.36779in" svg:height="2.74698in"/>
      <presentation:placeholder presentation:object="outline" svg:x="0.75in" svg:y="4.64509in" svg:width="11.36779in" svg:height="1.2474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4" style:display-name="3 Column">
      <presentation:placeholder presentation:object="title" svg:x="0.75in" svg:y="0.75in" svg:width="11.36779in" svg:height="1.2598in"/>
      <presentation:placeholder presentation:object="outline" svg:x="0.75in" svg:y="2.25656in" svg:width="3.62in" svg:height="0.63021in"/>
      <presentation:placeholder presentation:object="outline" svg:x="0.75in" svg:y="2.88677in" svg:width="3.62in" svg:height="2.99095in"/>
      <presentation:placeholder presentation:object="outline" svg:x="4.63104in" svg:y="2.25656in" svg:width="3.62in" svg:height="0.63021in"/>
      <presentation:placeholder presentation:object="outline" svg:x="4.63104in" svg:y="2.88677in" svg:width="3.62in" svg:height="2.99095in"/>
      <presentation:placeholder presentation:object="outline" svg:x="8.49779in" svg:y="2.25656in" svg:width="3.62in" svg:height="0.63021in"/>
      <presentation:placeholder presentation:object="outline" svg:x="8.49779in" svg:y="2.88677in" svg:width="3.62in" svg:height="2.99095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5" style:display-name="3 Picture Column">
      <presentation:placeholder presentation:object="title" svg:x="0.75in" svg:y="0.75in" svg:width="11.37017in" svg:height="1.2598in"/>
      <presentation:placeholder presentation:object="outline" svg:x="0.75661in" svg:y="4.16997in" svg:width="3.62in" svg:height="0.63021in"/>
      <presentation:placeholder presentation:object="graphic" svg:x="0.74998in" svg:y="2.25656in" svg:width="3.62in" svg:height="1.68058in"/>
      <presentation:placeholder presentation:object="outline" svg:x="0.75661in" svg:y="4.80018in" svg:width="3.62in" svg:height="1.07754in"/>
      <presentation:placeholder presentation:object="outline" svg:x="4.63409in" svg:y="4.16997in" svg:width="3.62in" svg:height="0.63021in"/>
      <presentation:placeholder presentation:object="graphic" svg:x="4.63254in" svg:y="2.25656in" svg:width="3.62in" svg:height="1.67896in"/>
      <presentation:placeholder presentation:object="outline" svg:x="4.63254in" svg:y="4.80018in" svg:width="3.62in" svg:height="1.07754in"/>
      <presentation:placeholder presentation:object="outline" svg:x="8.49622in" svg:y="4.16997in" svg:width="3.62in" svg:height="0.63021in"/>
      <presentation:placeholder presentation:object="graphic" svg:x="8.49608in" svg:y="2.25656in" svg:width="3.62in" svg:height="1.6811in"/>
      <presentation:placeholder presentation:object="outline" svg:x="8.49608in" svg:y="4.80018in" svg:width="3.62in" svg:height="1.0775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6" style:display-name="Title and Vertical Text">
      <presentation:placeholder presentation:object="title" svg:x="0.75in" svg:y="0.75in" svg:width="11.37017in" svg:height="1.2598in"/>
      <presentation:placeholder presentation:object="outline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7" style:display-name="Vertical Title and Text">
      <presentation:placeholder presentation:object="title" svg:x="9.64114in" svg:y="0.75in" svg:width="2.47665in" svg:height="5.12772in"/>
      <presentation:placeholder presentation:object="outline" svg:x="0.75in" svg:y="0.75in" svg:width="8.64439in" svg:height="5.1277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style style:family="graphic" style:name="Graphics"/>
    <style:default-style style:family="graphic">
      <style:graphic-properties draw:fill="solid" draw:fill-color="#b80e0f" draw:opacity="100%" draw:stroke="solid" svg:stroke-width="0.02083in" svg:stroke-color="#860708" svg:stroke-opacity="100%" svg:stroke-linecap="butt"/>
    </style:default-style>
    <draw:gradient draw:name="a273" draw:style="radial" draw:cx="50%" draw:cy="50%" draw:start-color="#5c0708" draw:end-color="#b80e0f" draw:start-intensity="100%" draw:end-intensity="100%"/>
    <draw:gradient draw:name="a334" draw:style="radial" draw:cx="50%" draw:cy="50%" draw:start-color="#5c0708" draw:end-color="#b80e0f" draw:start-intensity="100%" draw:end-intensity="100%"/>
    <draw:gradient draw:name="a664" draw:style="radial" draw:cx="50%" draw:cy="50%" draw:start-color="#5c0708" draw:end-color="#b80e0f" draw:start-intensity="100%" draw:end-intensity="100%"/>
    <draw:gradient draw:name="a528" draw:style="radial" draw:cx="50%" draw:cy="50%" draw:start-color="#5c0708" draw:end-color="#b80e0f" draw:start-intensity="100%" draw:end-intensity="100%"/>
    <draw:gradient draw:name="a291" draw:style="radial" draw:cx="50%" draw:cy="50%" draw:start-color="#5c0708" draw:end-color="#b80e0f" draw:start-intensity="100%" draw:end-intensity="100%"/>
    <draw:gradient draw:name="a482" draw:style="radial" draw:cx="50%" draw:cy="50%" draw:start-color="#5c0708" draw:end-color="#b80e0f" draw:start-intensity="100%" draw:end-intensity="100%"/>
    <draw:gradient draw:name="a420" draw:style="radial" draw:cx="50%" draw:cy="50%" draw:start-color="#5c0708" draw:end-color="#b80e0f" draw:start-intensity="100%" draw:end-intensity="100%"/>
    <draw:gradient draw:name="a364" draw:style="radial" draw:cx="50%" draw:cy="50%" draw:start-color="#5c0708" draw:end-color="#b80e0f" draw:start-intensity="100%" draw:end-intensity="100%"/>
    <draw:gradient draw:name="a37" draw:style="radial" draw:cx="50%" draw:cy="50%" draw:start-color="#5c0708" draw:end-color="#b80e0f" draw:start-intensity="100%" draw:end-intensity="100%"/>
    <draw:gradient draw:name="a44" draw:style="radial" draw:cx="50%" draw:cy="50%" draw:start-color="#5c0708" draw:end-color="#b80e0f" draw:start-intensity="100%" draw:end-intensity="100%"/>
    <draw:gradient draw:name="a105" draw:style="radial" draw:cx="50%" draw:cy="50%" draw:start-color="#5c0708" draw:end-color="#b80e0f" draw:start-intensity="100%" draw:end-intensity="100%"/>
    <draw:gradient draw:name="a46" draw:style="radial" draw:cx="50%" draw:cy="50%" draw:start-color="#5c0708" draw:end-color="#b80e0f" draw:start-intensity="100%" draw:end-intensity="100%"/>
    <draw:gradient draw:name="a625" draw:style="radial" draw:cx="50%" draw:cy="50%" draw:start-color="#5c0708" draw:end-color="#b80e0f" draw:start-intensity="100%" draw:end-intensity="100%"/>
    <draw:gradient draw:name="a251" draw:style="radial" draw:cx="50%" draw:cy="50%" draw:start-color="#5c0708" draw:end-color="#b80e0f" draw:start-intensity="100%" draw:end-intensity="100%"/>
    <draw:gradient draw:name="a187" draw:style="radial" draw:cx="50%" draw:cy="50%" draw:start-color="#5c0708" draw:end-color="#b80e0f" draw:start-intensity="100%" draw:end-intensity="100%"/>
    <draw:gradient draw:name="a131" draw:style="radial" draw:cx="50%" draw:cy="50%" draw:start-color="#5c0708" draw:end-color="#b80e0f" draw:start-intensity="100%" draw:end-intensity="100%"/>
    <draw:gradient draw:name="a394" draw:style="radial" draw:cx="50%" draw:cy="50%" draw:start-color="#5c0708" draw:end-color="#b80e0f" draw:start-intensity="100%" draw:end-intensity="100%"/>
    <draw:gradient draw:name="a586" draw:style="radial" draw:cx="50%" draw:cy="50%" draw:start-color="#5c0708" draw:end-color="#b80e0f" draw:start-intensity="100%" draw:end-intensity="100%"/>
    <draw:gradient draw:name="a456" draw:style="radial" draw:cx="50%" draw:cy="50%" draw:start-color="#5c0708" draw:end-color="#b80e0f" draw:start-intensity="100%" draw:end-intensity="100%"/>
    <draw:fill-image draw:name="a417" xlink:href="media/image1.png" xlink:show="embed" xlink:actuate="onLoad"/>
    <draw:fill-image draw:name="a987" xlink:href="media/image1.png" xlink:show="embed" xlink:actuate="onLoad"/>
    <draw:fill-image draw:name="a39" xlink:href="media/image1.png" xlink:show="embed" xlink:actuate="onLoad"/>
    <draw:fill-image draw:name="a525" xlink:href="media/image1.png" xlink:show="embed" xlink:actuate="onLoad"/>
    <draw:fill-image draw:name="a331" xlink:href="media/image1.png" xlink:show="embed" xlink:actuate="onLoad"/>
    <draw:fill-image draw:name="a1284" xlink:href="media/image1.png" xlink:show="embed" xlink:actuate="onLoad"/>
    <draw:fill-image draw:name="a458" xlink:href="media/image1.png" xlink:show="embed" xlink:actuate="onLoad"/>
    <draw:fill-image draw:name="a102" xlink:href="media/image1.png" xlink:show="embed" xlink:actuate="onLoad"/>
    <draw:fill-image draw:name="a336" xlink:href="media/image1.png" xlink:show="embed" xlink:actuate="onLoad"/>
    <draw:fill-image draw:name="a107" xlink:href="media/image1.png" xlink:show="embed" xlink:actuate="onLoad"/>
    <draw:fill-image draw:name="a484" xlink:href="media/image1.png" xlink:show="embed" xlink:actuate="onLoad"/>
    <draw:fill-image draw:name="a622" xlink:href="media/image1.png" xlink:show="embed" xlink:actuate="onLoad"/>
    <draw:fill-image draw:name="a184" xlink:href="media/image1.png" xlink:show="embed" xlink:actuate="onLoad"/>
    <draw:fill-image draw:name="a68" xlink:href="media/image1.png" xlink:show="embed" xlink:actuate="onLoad"/>
    <draw:fill-image draw:name="a253" xlink:href="media/image1.png" xlink:show="embed" xlink:actuate="onLoad"/>
    <draw:fill-image draw:name="a661" xlink:href="media/image1.png" xlink:show="embed" xlink:actuate="onLoad"/>
    <draw:fill-image draw:name="a819" xlink:href="media/image1.png" xlink:show="embed" xlink:actuate="onLoad"/>
    <draw:fill-image draw:name="a361" xlink:href="media/image1.png" xlink:show="embed" xlink:actuate="onLoad"/>
    <draw:fill-image draw:name="a293" xlink:href="media/image1.png" xlink:show="embed" xlink:actuate="onLoad"/>
    <draw:fill-image draw:name="a627" xlink:href="media/image1.png" xlink:show="embed" xlink:actuate="onLoad"/>
    <draw:fill-image draw:name="a189" xlink:href="media/image1.png" xlink:show="embed" xlink:actuate="onLoad"/>
    <draw:fill-image draw:name="a1154" xlink:href="media/image1.png" xlink:show="embed" xlink:actuate="onLoad"/>
    <draw:fill-image draw:name="a133" xlink:href="media/image1.png" xlink:show="embed" xlink:actuate="onLoad"/>
    <draw:fill-image draw:name="a666" xlink:href="media/image1.png" xlink:show="embed" xlink:actuate="onLoad"/>
    <draw:fill-image draw:name="a366" xlink:href="media/image1.png" xlink:show="embed" xlink:actuate="onLoad"/>
    <draw:fill-image draw:name="a0" xlink:href="media/image1.png" xlink:show="embed" xlink:actuate="onLoad"/>
    <draw:fill-image draw:name="a583" xlink:href="media/image1.png" xlink:show="embed" xlink:actuate="onLoad"/>
    <draw:fill-image draw:name="a42" xlink:href="media/image1.png" xlink:show="embed" xlink:actuate="onLoad"/>
    <draw:fill-image draw:name="a479" xlink:href="media/image1.png" xlink:show="embed" xlink:actuate="onLoad"/>
    <draw:fill-image draw:name="a422" xlink:href="media/image1.png" xlink:show="embed" xlink:actuate="onLoad"/>
    <draw:fill-image draw:name="a248" xlink:href="media/image1.png" xlink:show="embed" xlink:actuate="onLoad"/>
    <draw:fill-image draw:name="a391" xlink:href="media/image1.png" xlink:show="embed" xlink:actuate="onLoad"/>
    <draw:fill-image draw:name="a530" xlink:href="media/image1.png" xlink:show="embed" xlink:actuate="onLoad"/>
    <draw:fill-image draw:name="a588" xlink:href="media/image1.png" xlink:show="embed" xlink:actuate="onLoad"/>
    <draw:fill-image draw:name="a288" xlink:href="media/image1.png" xlink:show="embed" xlink:actuate="onLoad"/>
    <draw:fill-image draw:name="a270" xlink:href="media/image1.png" xlink:show="embed" xlink:actuate="onLoad"/>
    <draw:fill-image draw:name="a396" xlink:href="media/image1.png" xlink:show="embed" xlink:actuate="onLoad"/>
    <draw:fill-image draw:name="a128" xlink:href="media/image1.png" xlink:show="embed" xlink:actuate="onLoad"/>
    <draw:fill-image draw:name="a681" xlink:href="media/image1.png" xlink:show="embed" xlink:actuate="onLoad"/>
    <draw:fill-image draw:name="a275" xlink:href="media/image1.png" xlink:show="embed" xlink:actuate="onLoad"/>
    <draw:fill-image draw:name="a34" xlink:href="media/image1.png" xlink:show="embed" xlink:actuate="onLoad"/>
    <draw:fill-image draw:name="a453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draw:fill="bitmap" draw:fill-image-name="a525" style:repeat="stretch" draw:stroke="none" draw:shadow="visible" draw:shadow-offset-x="0.02436in" draw:shadow-offset-y="0.07969in" draw:shadow-color="#000000" draw:shadow-opacity="68%"/>
    </style:style>
    <style:style style:family="graphic" style:name="a527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63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gradient" draw:fill-gradient-name="a528" draw:stroke="none"/>
    </style:style>
    <style:style style:family="paragraph" style:name="a2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gradient" draw:fill-gradient-name="a420" draw:stroke="none"/>
    </style:style>
    <style:style style:family="drawing-page" style:name="a423">
      <style:drawing-page-properties draw:fill="bitmap" draw:fill-image-name="a4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draw:stroke="none"/>
    </style:style>
    <style:style style:family="text" style:name="a42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bitmap" draw:fill-image-name="a5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2" style:parent-style-name="Graphics">
      <style:graphic-properties draw:fill="none" draw:stroke="none"/>
    </style:style>
    <style:style style:family="text" style:name="a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bitmap" draw:fill-image-name="a102" style:repeat="stretch" draw:stroke="none" draw:shadow="visible" draw:shadow-offset-x="0.02436in" draw:shadow-offset-y="0.07969in" draw:shadow-color="#000000" draw:shadow-opacity="68%"/>
    </style:style>
    <style:style style:family="text" style:name="a53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9028in" svg:stroke-color="#7f7f7f" svg:stroke-opacity="100%" draw:stroke-linejoin="miter" svg:stroke-linecap="butt"/>
    </style:style>
    <style:style style:family="paragraph" style:name="a5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">
      <style:graphic-properties draw:fill="gradient" draw:fill-gradient-name="a105" draw:stroke="none"/>
    </style:style>
    <style:style style:family="text" style:name="a53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draw:stroke="none"/>
    </style:style>
    <style:style style:family="text" style:name="a2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draw:fill="bitmap" draw:fill-image-name="a331" style:repeat="stretch" draw:stroke="none" draw:shadow="visible" draw:shadow-offset-x="0.02436in" draw:shadow-offset-y="0.07969in" draw:shadow-color="#000000" draw:shadow-opacity="68%"/>
    </style:style>
    <style:style style:family="graphic" style:name="a333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35">
      <style:graphic-properties draw:fill="gradient" draw:fill-gradient-name="a334" draw:stroke="none"/>
    </style:style>
    <style:style style:family="drawing-page" style:name="a337">
      <style:drawing-page-properties draw:fill="bitmap" draw:fill-image-name="a3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bitmap" draw:fill-image-name="a661" style:repeat="stretch" draw:stroke="none" draw:shadow="visible" draw:shadow-offset-x="0.02436in" draw:shadow-offset-y="0.07969in" draw:shadow-color="#000000" draw:shadow-opacity="68%"/>
    </style:style>
    <style:style style:family="graphic" style:name="a129">
      <style:graphic-properties draw:fill="bitmap" draw:fill-image-name="a128" style:repeat="stretch" draw:stroke="none" draw:shadow="visible" draw:shadow-offset-x="0.02436in" draw:shadow-offset-y="0.07969in" draw:shadow-color="#000000" draw:shadow-opacity="68%"/>
    </style:style>
    <style:style style:family="graphic" style:name="a663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2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gradient" draw:fill-gradient-name="a664" draw:stroke="none"/>
    </style:style>
    <style:style style:family="paragraph" style:name="a23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bitmap" draw:fill-image-name="a453" style:repeat="stretch" draw:stroke="none" draw:shadow="visible" draw:shadow-offset-x="0.02436in" draw:shadow-offset-y="0.07969in" draw:shadow-color="#000000" draw:shadow-opacity="68%"/>
    </style:style>
    <style:style style:family="graphic" style:name="a455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457">
      <style:graphic-properties draw:fill="gradient" draw:fill-gradient-name="a456" draw:stroke="non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56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bitmap" draw:fill-image-name="a4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draw:fill="gradient" draw:fill-gradient-name="a131" draw:stroke="non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draw:stroke="non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bitmap" draw:fill-image-name="a248" style:repeat="stretch" draw:stroke="none" draw:shadow="visible" draw:shadow-offset-x="0.02436in" draw:shadow-offset-y="0.07969in" draw:shadow-color="#000000" draw:shadow-opacity="68%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paragraph" style:name="a3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gradient" draw:fill-gradient-name="a251" draw:stroke="none"/>
    </style:style>
    <style:style style:family="drawing-page" style:name="a254">
      <style:drawing-page-properties draw:fill="bitmap" draw:fill-image-name="a2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 style:parent-style-name="Graphics">
      <style:graphic-properties draw:fill="none" draw:stroke="none"/>
    </style:style>
    <style:style style:family="text" style:name="a25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draw:fill="bitmap" draw:fill-image-name="a361" style:repeat="stretch" draw:stroke="none" draw:shadow="visible" draw:shadow-offset-x="0.02436in" draw:shadow-offset-y="0.07969in" draw:shadow-color="#000000" draw:shadow-opacity="68%"/>
    </style:style>
    <style:style style:family="graphic" style:name="a363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65">
      <style:graphic-properties draw:fill="gradient" draw:fill-gradient-name="a364" draw:stroke="none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text" style:name="a36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bitmap" draw:fill-image-name="a583" style:repeat="stretch" draw:stroke="none" draw:shadow="visible" draw:shadow-offset-x="0.02436in" draw:shadow-offset-y="0.07969in" draw:shadow-color="#000000" draw:shadow-opacity="68%"/>
    </style:style>
    <style:style style:family="paragraph" style:name="a1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9028in" svg:stroke-color="#7f7f7f" svg:stroke-opacity="100%" draw:stroke-linejoin="miter" svg:stroke-linecap="butt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>
      <style:graphic-properties draw:fill="gradient" draw:fill-gradient-name="a586" draw:stroke="none"/>
    </style:style>
    <style:style style:family="text" style:name="a1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bitmap" draw:fill-image-name="a5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bitmap" draw:fill-image-name="a479" style:repeat="stretch" draw:stroke="none" draw:shadow="visible" draw:shadow-offset-x="0.02436in" draw:shadow-offset-y="0.07969in" draw:shadow-color="#000000" draw:shadow-opacity="68%"/>
    </style:style>
    <style:style style:family="graphic" style:name="a481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483">
      <style:graphic-properties draw:fill="gradient" draw:fill-gradient-name="a482" draw:stroke="none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6" style:parent-style-name="Graphics">
      <style:graphic-properties draw:fill="none" draw:stroke="none"/>
    </style:style>
    <style:style style:family="text" style:name="a48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draw:stroke="none"/>
    </style:style>
    <style:style style:family="text" style:name="a1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draw:fill="bitmap" draw:fill-image-name="a270" style:repeat="stretch" draw:stroke="none" draw:shadow="visible" draw:shadow-offset-x="0.02436in" draw:shadow-offset-y="0.07969in" draw:shadow-color="#000000" draw:shadow-opacity="68%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274">
      <style:graphic-properties draw:fill="gradient" draw:fill-gradient-name="a273" draw:stroke="none"/>
    </style:style>
    <style:style style:family="drawing-page" style:name="a276">
      <style:drawing-page-properties draw:fill="bitmap" draw:fill-image-name="a2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7" style:parent-style-name="Graphics">
      <style:graphic-properties draw:fill="none" draw:stroke="non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bitmap" draw:fill-image-name="a288" style:repeat="stretch" draw:stroke="none" draw:shadow="visible" draw:shadow-offset-x="0.02436in" draw:shadow-offset-y="0.07969in" draw:shadow-color="#000000" draw:shadow-opacity="68%"/>
    </style:style>
    <style:style style:family="graphic" style:name="a392">
      <style:graphic-properties draw:fill="bitmap" draw:fill-image-name="a391" style:repeat="stretch" draw:stroke="none" draw:shadow="visible" draw:shadow-offset-x="0.02436in" draw:shadow-offset-y="0.07969in" draw:shadow-color="#000000" draw:shadow-opacity="68%"/>
    </style:style>
    <style:style style:family="graphic" style:name="a393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95">
      <style:graphic-properties draw:fill="gradient" draw:fill-gradient-name="a394" draw:stroke="none"/>
    </style:style>
    <style:style style:family="drawing-page" style:name="a397">
      <style:drawing-page-properties draw:fill="bitmap" draw:fill-image-name="a3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8" style:parent-style-name="Graphics">
      <style:graphic-properties draw:fill="none" draw:stroke="none"/>
    </style:style>
    <style:style style:family="text" style:name="a39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">
      <style:graphic-properties draw:fill="bitmap" draw:fill-image-name="a184" style:repeat="stretch" draw:stroke="none" draw:shadow="visible" draw:shadow-offset-x="0.02436in" draw:shadow-offset-y="0.07969in" draw:shadow-color="#000000" draw:shadow-opacity="68%"/>
    </style:style>
    <style:style style:family="graphic" style:name="a186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188">
      <style:graphic-properties draw:fill="gradient" draw:fill-gradient-name="a187" draw:stroke="none"/>
    </style:style>
    <style:style style:family="graphic" style:name="a290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292">
      <style:graphic-properties draw:fill="gradient" draw:fill-gradient-name="a291" draw:stroke="none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">
      <style:drawing-page-properties draw:fill="bitmap" draw:fill-image-name="a1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 style:parent-style-name="Graphics">
      <style:graphic-properties draw:fill="none" draw:stroke="none"/>
    </style:style>
    <style:style style:family="text" style:name="a1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bitmap" draw:fill-image-name="a34" style:repeat="stretch" draw:stroke="none" draw:shadow="visible" draw:shadow-offset-x="0.02436in" draw:shadow-offset-y="0.07969in" draw:shadow-color="#000000" draw:shadow-opacity="68%"/>
    </style:style>
    <style:style style:family="graphic" style:name="a36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8">
      <style:graphic-properties draw:fill="gradient" draw:fill-gradient-name="a37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" style:parent-style-name="Graphics">
      <style:graphic-properties draw:fill="none" draw:stroke="none"/>
    </style:style>
    <style:style style:family="graphic" style:name="a43">
      <style:graphic-properties draw:fill="bitmap" draw:fill-image-name="a42" style:repeat="stretch" draw:stroke="none" draw:shadow="visible" draw:shadow-offset-x="0.04873in" draw:shadow-offset-y="0.15938in" draw:shadow-color="#000000" draw:shadow-opacity="43%"/>
    </style:style>
    <style:style style:family="graphic" style:name="a45">
      <style:graphic-properties draw:fill="gradient" draw:fill-gradient-name="a44" draw:stroke="none"/>
    </style:style>
    <style:style style:family="graphic" style:name="a47">
      <style:graphic-properties draw:fill="gradient" draw:fill-gradient-name="a46" draw:stroke="none"/>
    </style:style>
    <style:style style:family="graphic" style:name="a48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4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6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000000" draw:opacity="40%" draw:stroke="non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">
      <style:drawing-page-properties draw:fill="bitmap" draw:fill-image-name="a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bitmap" draw:fill-image-name="a622" style:repeat="stretch" draw:stroke="none" draw:shadow="visible" draw:shadow-offset-x="0.02436in" draw:shadow-offset-y="0.07969in" draw:shadow-color="#000000" draw:shadow-opacity="68%"/>
    </style:style>
    <style:style style:family="graphic" style:name="a624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626">
      <style:graphic-properties draw:fill="gradient" draw:fill-gradient-name="a625" draw:stroke="none"/>
    </style:style>
    <style:style style:family="drawing-page" style:name="a628">
      <style:drawing-page-properties draw:fill="bitmap" draw:fill-image-name="a6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draw:stroke="none"/>
    </style:style>
    <style:style style:family="paragraph" style:name="a3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draw:stroke="non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bitmap" draw:fill-image-name="a417" style:repeat="stretch" draw:stroke="none" draw:shadow="visible" draw:shadow-offset-x="0.02436in" draw:shadow-offset-y="0.07969in" draw:shadow-color="#000000" draw:shadow-opacity="68%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4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n-Event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9" draw:id="id1">
        <svg:title/>
        <svg:desc/>
        <draw:custom-shape svg:x="0in" svg:y="0in" svg:width="13.10143in" svg:height="7.26606in" draw:id="id7" draw:style-name="a3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8" draw:style-name="a36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9" draw:style-name="a38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" presentation:style-name="a6" draw:name="Title Placeholder 1" svg:x="0.75in" svg:y="0.75in" svg:width="11.37017in" svg:height="1.2598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0.75in" svg:y="2.25656in" svg:width="11.37017in" svg:height="3.6211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7.98128in" svg:y="6.2963in" svg:width="4.13889in" svg:height="0.54513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February 12, 2013</text:date></text:span></text:p>
        </draw:text-box>
        <svg:title/>
        <svg:desc/>
      </draw:frame>
      <draw:frame draw:id="id5" presentation:style-name="a30" draw:name="Footer Placeholder 4" svg:x="0.75in" svg:y="6.2963in" svg:width="6.01457in" svg:height="0.54513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6.87568in" svg:y="6.2963in" svg:width="0.99211in" svg:height="0.54513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0">
      <draw:frame draw:id="id10" draw:style-name="a41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custom-shape svg:x="-0.01736in" svg:y="0in" svg:width="12.77757in" svg:height="7.20486in" draw:id="id11" draw:style-name="a43" draw:name="Freeform 11">
        <svg:title/>
        <svg:desc/>
        <draw:enhanced-geometry xmlns:dr3d="urn:oasis:names:tc:opendocument:xmlns:dr3d:1.0" draw:type="non-primitive" svg:viewBox="0 0 11683810 6588125" draw:enhanced-path="M 0 0 L 11318691 0 11683810 5976938 15875 6588125 C 10583 4386792 5292 2185458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83810"/>
          <draw:equation draw:name="f7" draw:formula="?f4 / 658812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68313in" svg:width="12.38983in" svg:height="2.21877in" draw:id="id12" draw:style-name="a45" draw:name="Freeform 13">
        <svg:title/>
        <svg:desc/>
        <draw:enhanced-geometry xmlns:dr3d="urn:oasis:names:tc:opendocument:xmlns:dr3d:1.0" draw:type="non-primitive" svg:viewBox="0 0 11329257 2028845" draw:enhanced-path="M 0 588520 L 11244075 0 11329257 1424838 0 2028845 0 58852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29257"/>
          <draw:equation draw:name="f7" draw:formula="?f4 / 202884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9.53585in" svg:height="0.49965in" draw:id="id13" draw:style-name="a47" draw:name="Freeform 25">
        <svg:title/>
        <svg:desc/>
        <draw:enhanced-geometry xmlns:dr3d="urn:oasis:names:tc:opendocument:xmlns:dr3d:1.0" draw:type="non-primitive" svg:viewBox="0 0 8719579 456877" draw:enhanced-path="M 0 0 L 8719579 0 0 456877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9579"/>
          <draw:equation draw:name="f7" draw:formula="?f4 / 45687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2.43123in" svg:height="6.29025in" draw:id="id14" draw:style-name="a48" draw:transform="translate(-6.21561in -3.14512in) rotate(-6.23083) translate(6.03867in 3.4659in)" draw:name="Freeform 14">
        <svg:title/>
        <svg:desc/>
        <draw:enhanced-geometry xmlns:dr3d="urn:oasis:names:tc:opendocument:xmlns:dr3d:1.0" draw:type="non-primitive" svg:viewBox="0 0 11367116 5751804" draw:enhanced-path="M 11346705 0 C 11353509 1915114 11360312 3830229 11367116 5745343 L 0 5751804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67116"/>
          <draw:equation draw:name="f7" draw:formula="?f4 / 575180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" presentation:style-name="a52" draw:transform="translate(-5.3342in -1.51276in) rotate(-6.23083) translate(6.30883in 2.23745in)" draw:name="Title 1" svg:width="10.6684in" svg:height="3.02551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6" presentation:style-name="a56" draw:transform="translate(-5.3342in -0.30093in) rotate(-6.23083) translate(6.40929in 4.13427in)" draw:name="Subtitle 2" svg:width="10.6684in" svg:height="0.60185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7" presentation:style-name="a60" draw:transform="translate(-3.35939in -0.636in) rotate(-6.23083) translate(8.77118in 5.64307in)" draw:name="Date Placeholder 3" svg:width="6.71878in" svg:height="1.27199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February 12, 2013</text:date></text:span></text:p>
        </draw:text-box>
        <svg:title/>
        <svg:desc/>
      </draw:frame>
      <draw:frame draw:id="id18" presentation:style-name="a63" draw:transform="translate(-2.21306in -0.65373in) rotate(-6.23083) translate(2.20698in 5.99387in)" draw:name="Footer Placeholder 4" svg:width="4.42611in" svg:height="1.3074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9" presentation:style-name="a66" draw:transform="translate(-0.49606in -0.27257in) rotate(-6.23083) translate(11.27007in 4.464in)" draw:name="Slide Number Placeholder 5" svg:width="0.99211in" svg:height="0.54513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  <draw:custom-shape svg:width="0.56363in" svg:height="0.56363in" draw:id="id20" draw:style-name="a67" draw:transform="translate(-0.28182in -0.28182in) rotate(-6.23083) translate(4.89838in 5.87166in)" draw:name="5-Point Star 2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26693 0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$0"/>
          <draw:equation draw:name="f14" draw:formula="?f10 * ?f68 / 100000"/>
          <draw:equation draw:name="f15" draw:formula="?f7 * ?f69 / 100000"/>
          <draw:equation draw:name="f16" draw:formula="?f8 * ?f69 / 100000"/>
          <draw:equation draw:name="f17" draw:formula="1080000 + ?f1"/>
          <draw:equation draw:name="f18" draw:formula="?f17 * ?f12 / ?f0"/>
          <draw:equation draw:name="f19" draw:formula="0 - ?f18"/>
          <draw:equation draw:name="f20" draw:formula="sin(?f19)"/>
          <draw:equation draw:name="f21" draw:formula="0 - ?f20"/>
          <draw:equation draw:name="f22" draw:formula="?f21 * ?f14"/>
          <draw:equation draw:name="f23" draw:formula="18360000 + ?f1"/>
          <draw:equation draw:name="f24" draw:formula="?f23 * ?f12 / ?f0"/>
          <draw:equation draw:name="f25" draw:formula="0 - ?f24"/>
          <draw:equation draw:name="f26" draw:formula="sin(?f25)"/>
          <draw:equation draw:name="f27" draw:formula="0 - ?f26"/>
          <draw:equation draw:name="f28" draw:formula="?f27 * ?f14"/>
          <draw:equation draw:name="f29" draw:formula="cos(?f19)"/>
          <draw:equation draw:name="f30" draw:formula="0 - ?f29"/>
          <draw:equation draw:name="f31" draw:formula="?f30 * ?f15"/>
          <draw:equation draw:name="f32" draw:formula="cos(?f25)"/>
          <draw:equation draw:name="f33" draw:formula="0 - ?f32"/>
          <draw:equation draw:name="f34" draw:formula="?f33 * ?f15"/>
          <draw:equation draw:name="f35" draw:formula="?f11 - ?f22"/>
          <draw:equation draw:name="f36" draw:formula="?f11 - ?f28"/>
          <draw:equation draw:name="f37" draw:formula="?f11 + ?f28"/>
          <draw:equation draw:name="f38" draw:formula="?f11 + ?f22"/>
          <draw:equation draw:name="f39" draw:formula="?f16 - ?f31"/>
          <draw:equation draw:name="f40" draw:formula="?f16 - ?f34"/>
          <draw:equation draw:name="f41" draw:formula="?f14 * ?f13 / 50000"/>
          <draw:equation draw:name="f42" draw:formula="?f15 * ?f13 / 50000"/>
          <draw:equation draw:name="f43" draw:formula="20520000 + ?f1"/>
          <draw:equation draw:name="f44" draw:formula="?f43 * ?f12 / ?f0"/>
          <draw:equation draw:name="f45" draw:formula="0 - ?f44"/>
          <draw:equation draw:name="f46" draw:formula="sin(?f45)"/>
          <draw:equation draw:name="f47" draw:formula="0 - ?f46"/>
          <draw:equation draw:name="f48" draw:formula="?f47 * ?f41"/>
          <draw:equation draw:name="f49" draw:formula="3240000 + ?f1"/>
          <draw:equation draw:name="f50" draw:formula="?f49 * ?f12 / ?f0"/>
          <draw:equation draw:name="f51" draw:formula="0 - ?f50"/>
          <draw:equation draw:name="f52" draw:formula="sin(?f51)"/>
          <draw:equation draw:name="f53" draw:formula="0 - ?f52"/>
          <draw:equation draw:name="f54" draw:formula="?f53 * ?f41"/>
          <draw:equation draw:name="f55" draw:formula="cos(?f51)"/>
          <draw:equation draw:name="f56" draw:formula="0 - ?f55"/>
          <draw:equation draw:name="f57" draw:formula="?f56 * ?f42"/>
          <draw:equation draw:name="f58" draw:formula="cos(?f45)"/>
          <draw:equation draw:name="f59" draw:formula="0 - ?f58"/>
          <draw:equation draw:name="f60" draw:formula="?f59 * ?f42"/>
          <draw:equation draw:name="f61" draw:formula="?f11 - ?f48"/>
          <draw:equation draw:name="f62" draw:formula="?f11 - ?f54"/>
          <draw:equation draw:name="f63" draw:formula="?f11 + ?f54"/>
          <draw:equation draw:name="f64" draw:formula="?f11 + ?f48"/>
          <draw:equation draw:name="f65" draw:formula="?f16 - ?f57"/>
          <draw:equation draw:name="f66" draw:formula="?f16 - ?f60"/>
          <draw:equation draw:name="f67" draw:formula="?f16 + ?f42"/>
          <draw:equation draw:name="f68" draw:formula="105146"/>
          <draw:equation draw:name="f69" draw:formula="110557"/>
        </draw:enhanced-geometry>
      </draw:custom-shape>
    </style:master-page>
    <style:master-page style:name="Master1-Layout2-obj-Title-and-Content" style:page-layout-name="pageLayout1" draw:style-name="a69">
      <draw:frame draw:id="id21" draw:layer="Master1-bg" draw:style-name="a70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7" draw:id="id22">
        <svg:title/>
        <svg:desc/>
        <draw:custom-shape svg:x="0in" svg:y="0in" svg:width="13.10143in" svg:height="7.26606in" draw:id="id28" draw:layer="Master1-bg" draw:style-name="a10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29" draw:layer="Master1-bg" draw:style-name="a104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30" draw:layer="Master1-bg" draw:style-name="a10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3" presentation:style-name="a74" draw:name="Title 1" svg:x="0.75in" svg:y="0.75in" svg:width="11.37017in" svg:height="1.2598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4" presentation:style-name="a91" draw:name="Content Placeholder 2" svg:x="0.75in" svg:y="2.25656in" svg:width="11.36779in" svg:height="3.62116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Click to 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5" draw:name="Date Placeholder 3" svg:x="7.98128in" svg:y="6.2963in" svg:width="4.13889in" svg:height="0.5451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February 12, 2013</text:date></text:span></text:p>
        </draw:text-box>
        <svg:title/>
        <svg:desc/>
      </draw:frame>
      <draw:frame draw:id="id26" presentation:style-name="a98" draw:name="Footer Placeholder 4" svg:x="0.75in" svg:y="6.2963in" svg:width="6.01457in" svg:height="0.54513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7" presentation:style-name="a101" draw:name="Slide Number Placeholder 5" svg:x="6.87568in" svg:y="6.2963in" svg:width="0.99211in" svg:height="0.54513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8">
      <draw:frame draw:id="id31" draw:layer="Master1-bg" draw:style-name="a109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7" draw:id="id32">
        <svg:title/>
        <svg:desc/>
        <draw:custom-shape svg:x="0in" svg:y="0in" svg:width="13.10143in" svg:height="7.26606in" draw:id="id38" draw:layer="Master1-bg" draw:style-name="a12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39" draw:layer="Master1-bg" draw:style-name="a130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40" draw:layer="Master1-bg" draw:style-name="a132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3" presentation:style-name="a113" draw:name="Title 1" svg:x="0.75in" svg:y="0.75in" svg:width="11.36779in" svg:height="3.49244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34" presentation:style-name="a117" draw:name="Text Placeholder 2" svg:x="0.75in" svg:y="4.09259in" svg:width="11.36779in" svg:height="1.7931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</draw:text-box>
        <svg:title/>
        <svg:desc/>
      </draw:frame>
      <draw:frame draw:id="id35" presentation:style-name="a121" draw:name="Date Placeholder 3" svg:x="7.98128in" svg:y="6.2963in" svg:width="4.13889in" svg:height="0.54513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February 12, 2013</text:date></text:span></text:p>
        </draw:text-box>
        <svg:title/>
        <svg:desc/>
      </draw:frame>
      <draw:frame draw:id="id36" presentation:style-name="a124" draw:name="Footer Placeholder 4" svg:x="0.75in" svg:y="6.2963in" svg:width="6.01457in" svg:height="0.54513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7" presentation:style-name="a127" draw:name="Slide Number Placeholder 5" svg:x="6.87568in" svg:y="6.2963in" svg:width="0.99211in" svg:height="0.54513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4">
      <draw:frame draw:id="id41" draw:layer="Master1-bg" draw:style-name="a135" draw:name="Picture 7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8" draw:id="id42">
        <svg:title/>
        <svg:desc/>
        <draw:custom-shape svg:x="0in" svg:y="0in" svg:width="13.10143in" svg:height="7.26606in" draw:id="id49" draw:layer="Master1-bg" draw:style-name="a185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50" draw:layer="Master1-bg" draw:style-name="a186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51" draw:layer="Master1-bg" draw:style-name="a188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43" presentation:style-name="a139" draw:name="Title 1" svg:x="0.75in" svg:y="0.75in" svg:width="11.37017in" svg:height="1.26656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44" presentation:style-name="a156" draw:name="Content Placeholder 2" svg:x="0.75in" svg:y="2.25656in" svg:width="5.56509in" svg:height="3.62116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ifth le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73" draw:name="Content Placeholder 3" svg:x="6.55509in" svg:y="2.25656in" svg:width="5.56271in" svg:height="3.62116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77" draw:name="Date Placeholder 4" svg:x="7.98128in" svg:y="6.2963in" svg:width="4.13889in" svg:height="0.54513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February 12, 2013</text:date></text:span></text:p>
        </draw:text-box>
        <svg:title/>
        <svg:desc/>
      </draw:frame>
      <draw:frame draw:id="id47" presentation:style-name="a180" draw:name="Footer Placeholder 5" svg:x="0.75in" svg:y="6.2963in" svg:width="6.01457in" svg:height="0.54513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48" presentation:style-name="a183" draw:name="Slide Number Placeholder 6" svg:x="6.87568in" svg:y="6.2963in" svg:width="0.99211in" svg:height="0.54513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90">
      <draw:frame draw:id="id52" draw:layer="Master1-bg" draw:style-name="a191" draw:name="Picture 9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10" draw:id="id53">
        <svg:title/>
        <svg:desc/>
        <draw:custom-shape svg:x="0in" svg:y="0in" svg:width="13.10143in" svg:height="7.26606in" draw:id="id62" draw:layer="Master1-bg" draw:style-name="a249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63" draw:layer="Master1-bg" draw:style-name="a250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64" draw:layer="Master1-bg" draw:style-name="a252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4" presentation:style-name="a195" draw:name="Title 1" svg:x="0.75in" svg:y="0.75in" svg:width="11.36779in" svg:height="1.26656in" presentation:class="title" presentation:placeholder="false">
        <draw:text-box>
          <text:p text:style-name="a194" text:class-names="" text:cond-style-name=""><text:span text:style-name="a192" text:class-names="">Click to edit Master title style</text:span><text:span text:style-name="a193" text:class-names=""/></text:p>
        </draw:text-box>
        <svg:title/>
        <svg:desc/>
      </draw:frame>
      <draw:frame draw:id="id55" presentation:style-name="a199" draw:name="Text Placeholder 2" svg:x="1.00433in" svg:y="2.25656in" svg:width="5.31076in" svg:height="0.74365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56" presentation:style-name="a216" draw:name="Content Placeholder 3" svg:x="0.75in" svg:y="3.12963in" svg:width="5.56508in" svg:height="2.74809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20" draw:name="Text Placeholder 4" svg:x="6.8003in" svg:y="2.25656in" svg:width="5.31987in" svg:height="0.74365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frame draw:id="id58" presentation:style-name="a237" draw:name="Content Placeholder 5" svg:x="6.55508in" svg:y="3.12963in" svg:width="5.56508in" svg:height="2.74809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ck to edit Master text styles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cond le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hird le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Fifth le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41" draw:name="Date Placeholder 6" svg:x="7.98128in" svg:y="6.2963in" svg:width="4.13889in" svg:height="0.54513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February 12, 2013</text:date></text:span></text:p>
        </draw:text-box>
        <svg:title/>
        <svg:desc/>
      </draw:frame>
      <draw:frame draw:id="id60" presentation:style-name="a244" draw:name="Footer Placeholder 7" svg:x="0.75in" svg:y="6.2963in" svg:width="6.01457in" svg:height="0.54513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1" presentation:style-name="a247" draw:name="Slide Number Placeholder 8" svg:x="6.87568in" svg:y="6.2963in" svg:width="0.99211in" svg:height="0.54513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4">
      <draw:frame draw:id="id65" draw:layer="Master1-bg" draw:style-name="a255" draw:name="Picture 5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6" draw:id="id66">
        <svg:title/>
        <svg:desc/>
        <draw:custom-shape svg:x="0in" svg:y="0in" svg:width="13.10143in" svg:height="7.26606in" draw:id="id71" draw:layer="Master1-bg" draw:style-name="a271" draw:name="Rectangle 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72" draw:layer="Master1-bg" draw:style-name="a272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73" draw:layer="Master1-bg" draw:style-name="a274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59" draw:name="Title 1" svg:x="0.75in" svg:y="0.75in" svg:width="11.37017in" svg:height="1.2598in" presentation:class="title" presentation:placeholder="false">
        <draw:text-box>
          <text:p text:style-name="a258" text:class-names="" text:cond-style-name=""><text:span text:style-name="a256" text:class-names="">Click to edit Master title style</text:span><text:span text:style-name="a257" text:class-names=""/></text:p>
        </draw:text-box>
        <svg:title/>
        <svg:desc/>
      </draw:frame>
      <draw:frame draw:id="id68" presentation:style-name="a263" draw:name="Date Placeholder 2" svg:x="7.98128in" svg:y="6.2963in" svg:width="4.13889in" svg:height="0.5451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February 12, 2013</text:date></text:span></text:p>
        </draw:text-box>
        <svg:title/>
        <svg:desc/>
      </draw:frame>
      <draw:frame draw:id="id69" presentation:style-name="a266" draw:name="Footer Placeholder 3" svg:x="0.75in" svg:y="6.2963in" svg:width="6.01457in" svg:height="0.54513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70" presentation:style-name="a269" draw:name="Slide Number Placeholder 4" svg:x="6.87568in" svg:y="6.2963in" svg:width="0.99211in" svg:height="0.54513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76">
      <draw:frame draw:id="id74" draw:layer="Master1-bg" draw:style-name="a277" draw:name="Picture 4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5" draw:id="id75">
        <svg:title/>
        <svg:desc/>
        <draw:custom-shape svg:x="0in" svg:y="0in" svg:width="13.10143in" svg:height="7.26606in" draw:id="id79" draw:layer="Master1-bg" draw:style-name="a289" draw:name="Rectangle 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80" draw:layer="Master1-bg" draw:style-name="a290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81" draw:layer="Master1-bg" draw:style-name="a29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6" presentation:style-name="a281" draw:name="Date Placeholder 1" svg:x="7.98128in" svg:y="6.2963in" svg:width="4.13889in" svg:height="0.54513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February 12, 2013</text:date></text:span></text:p>
        </draw:text-box>
        <svg:title/>
        <svg:desc/>
      </draw:frame>
      <draw:frame draw:id="id77" presentation:style-name="a284" draw:name="Footer Placeholder 2" svg:x="0.75in" svg:y="6.2963in" svg:width="6.01457in" svg:height="0.54513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78" presentation:style-name="a287" draw:name="Slide Number Placeholder 3" svg:x="6.87568in" svg:y="6.2963in" svg:width="0.99211in" svg:height="0.54513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4">
      <draw:frame draw:id="id82" draw:layer="Master1-bg" draw:style-name="a295" draw:name="Picture 7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8" draw:id="id83">
        <svg:title/>
        <svg:desc/>
        <draw:custom-shape svg:x="0in" svg:y="0in" svg:width="13.10143in" svg:height="7.26606in" draw:id="id90" draw:layer="Master1-bg" draw:style-name="a332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91" draw:layer="Master1-bg" draw:style-name="a33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92" draw:layer="Master1-bg" draw:style-name="a33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4" presentation:style-name="a299" draw:name="Title 1" svg:x="0.75858in" svg:y="0.75in" svg:width="4.51319in" svg:height="2.21266in" presentation:class="title" presentation:placeholder="false">
        <draw:text-box>
          <text:p text:style-name="a298" text:class-names="" text:cond-style-name=""><text:span text:style-name="a296" text:class-names="">Click to edit Master title style</text:span><text:span text:style-name="a297" text:class-names=""/></text:p>
        </draw:text-box>
        <svg:title/>
        <svg:desc/>
      </draw:frame>
      <draw:frame draw:id="id85" presentation:style-name="a316" draw:name="Content Placeholder 2" svg:x="5.51852in" svg:y="0.75in" svg:width="6.59927in" svg:height="5.12772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ck to edit Master text styles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Second level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hird level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Fifth level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20" draw:name="Text Placeholder 3" svg:x="0.75858in" svg:y="2.96266in" svg:width="4.51319in" svg:height="2.91506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</draw:text-box>
        <svg:title/>
        <svg:desc/>
      </draw:frame>
      <draw:frame draw:id="id87" presentation:style-name="a324" draw:name="Date Placeholder 4" svg:x="7.98128in" svg:y="6.2963in" svg:width="4.13889in" svg:height="0.5451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February 12, 2013</text:date></text:span></text:p>
        </draw:text-box>
        <svg:title/>
        <svg:desc/>
      </draw:frame>
      <draw:frame draw:id="id88" presentation:style-name="a327" draw:name="Footer Placeholder 5" svg:x="0.75in" svg:y="6.2963in" svg:width="6.01457in" svg:height="0.54513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89" presentation:style-name="a330" draw:name="Slide Number Placeholder 6" svg:x="6.87568in" svg:y="6.2963in" svg:width="0.99211in" svg:height="0.54513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37">
      <draw:frame draw:id="id93" draw:layer="Master1-bg" draw:style-name="a338" draw:name="Picture 7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8" draw:id="id94">
        <svg:title/>
        <svg:desc/>
        <draw:custom-shape svg:x="0in" svg:y="0in" svg:width="13.10143in" svg:height="7.26606in" draw:id="id101" draw:layer="Master1-bg" draw:style-name="a36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02" draw:layer="Master1-bg" draw:style-name="a36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03" draw:layer="Master1-bg" draw:style-name="a36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5" presentation:style-name="a342" draw:name="Title 1" svg:x="0.75in" svg:y="0.75in" svg:width="6.93931in" svg:height="2.21266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96" presentation:style-name="a346" draw:name="Picture Placeholder 2" svg:x="8.18281in" svg:y="0in" svg:width="3.93498in" svg:height="5.5463in" presentation:class="graphic" presentation:placeholder="false">
        <draw:text-box>
          <text:p text:style-name="a345" text:class-names="" text:cond-style-name=""><text:span text:style-name="a343" text:class-names="">Click icon to add picture</text:span><text:span text:style-name="a344" text:class-names=""/></text:p>
        </draw:text-box>
        <svg:title/>
        <svg:desc/>
      </draw:frame>
      <draw:frame draw:id="id97" presentation:style-name="a350" draw:name="Text Placeholder 3" svg:x="0.75in" svg:y="2.96266in" svg:width="6.93931in" svg:height="2.58364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</draw:text-box>
        <svg:title/>
        <svg:desc/>
      </draw:frame>
      <draw:frame draw:id="id98" presentation:style-name="a354" draw:name="Date Placeholder 4" svg:x="7.98128in" svg:y="6.2963in" svg:width="4.13889in" svg:height="0.54513in" presentation:class="date-time" presentation:placeholder="false">
        <draw:text-box>
          <text:p text:style-name="a353" text:class-names="" text:cond-style-name=""><text:span text:style-name="a351" text:class-names=""><text:date text:fixed="false" style:data-style-name="a352">February 12, 2013</text:date></text:span></text:p>
        </draw:text-box>
        <svg:title/>
        <svg:desc/>
      </draw:frame>
      <draw:frame draw:id="id99" presentation:style-name="a357" draw:name="Footer Placeholder 5" svg:x="0.75in" svg:y="6.2963in" svg:width="6.01457in" svg:height="0.54513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100" presentation:style-name="a360" draw:name="Slide Number Placeholder 6" svg:x="6.87568in" svg:y="6.2963in" svg:width="0.99211in" svg:height="0.54513in" presentation:class="page-number" presentation:placeholder="false">
        <draw:text-box>
          <text:p text:style-name="a359" text:class-names="" text:cond-style-name=""><text:span text:style-name="a3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67">
      <draw:frame draw:id="id104" draw:layer="Master1-bg" draw:style-name="a368" draw:name="Picture 7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8" draw:id="id105">
        <svg:title/>
        <svg:desc/>
        <draw:custom-shape svg:x="0in" svg:y="0in" svg:width="13.10143in" svg:height="7.26606in" draw:id="id112" draw:layer="Master1-bg" draw:style-name="a39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13" draw:layer="Master1-bg" draw:style-name="a39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14" draw:layer="Master1-bg" draw:style-name="a39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06" presentation:style-name="a372" draw:name="Title 1" svg:x="0.75in" svg:y="4.49074in" svg:width="11.36779in" svg:height="0.64397in" presentation:class="title" presentation:placeholder="false">
        <draw:text-box>
          <text:p text:style-name="a371" text:class-names="" text:cond-style-name=""><text:span text:style-name="a369" text:class-names="">Click to edit Master title style</text:span><text:span text:style-name="a370" text:class-names=""/></text:p>
        </draw:text-box>
        <svg:title/>
        <svg:desc/>
      </draw:frame>
      <draw:frame draw:id="id107" presentation:style-name="a376" draw:name="Picture Placeholder 2" svg:x="0.75in" svg:y="0.75in" svg:width="11.36539in" svg:height="3.49399in" presentation:class="graphic" presentation:placeholder="false">
        <draw:text-box>
          <text:p text:style-name="a375" text:class-names="" text:cond-style-name=""><text:span text:style-name="a373" text:class-names="">Click icon to add picture</text:span><text:span text:style-name="a374" text:class-names=""/></text:p>
        </draw:text-box>
        <svg:title/>
        <svg:desc/>
      </draw:frame>
      <draw:frame draw:id="id108" presentation:style-name="a380" draw:name="Text Placeholder 3" svg:x="0.74998in" svg:y="5.14318in" svg:width="11.36781in" svg:height="0.74636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109" presentation:style-name="a384" draw:name="Date Placeholder 4" svg:x="7.98128in" svg:y="6.2963in" svg:width="4.13889in" svg:height="0.54513in" presentation:class="date-time" presentation:placeholder="false">
        <draw:text-box>
          <text:p text:style-name="a383" text:class-names="" text:cond-style-name=""><text:span text:style-name="a381" text:class-names=""><text:date text:fixed="false" style:data-style-name="a382">February 12, 2013</text:date></text:span></text:p>
        </draw:text-box>
        <svg:title/>
        <svg:desc/>
      </draw:frame>
      <draw:frame draw:id="id110" presentation:style-name="a387" draw:name="Footer Placeholder 5" svg:x="0.75in" svg:y="6.2963in" svg:width="6.01457in" svg:height="0.54513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111" presentation:style-name="a390" draw:name="Slide Number Placeholder 6" svg:x="6.87568in" svg:y="6.2963in" svg:width="0.99211in" svg:height="0.54513in" presentation:class="page-number" presentation:placeholder="false">
        <draw:text-box>
          <text:p text:style-name="a389" text:class-names="" text:cond-style-name=""><text:span text:style-name="a3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97">
      <draw:frame draw:id="id115" draw:layer="Master1-bg" draw:style-name="a398" draw:name="Picture 7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8" draw:id="id116">
        <svg:title/>
        <svg:desc/>
        <draw:custom-shape svg:x="0in" svg:y="0in" svg:width="13.10143in" svg:height="7.26606in" draw:id="id122" draw:layer="Master1-bg" draw:style-name="a41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23" draw:layer="Master1-bg" draw:style-name="a419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24" draw:layer="Master1-bg" draw:style-name="a421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17" presentation:style-name="a402" draw:name="Title 1" svg:x="0.75in" svg:y="0.75in" svg:width="11.37019in" svg:height="3.49399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118" presentation:style-name="a406" draw:name="Text Placeholder 3" svg:x="0.74998in" svg:y="4.49074in" svg:width="11.36781in" svg:height="1.39283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</draw:text-box>
        <svg:title/>
        <svg:desc/>
      </draw:frame>
      <draw:frame draw:id="id119" presentation:style-name="a410" draw:name="Date Placeholder 4" svg:x="7.98128in" svg:y="6.2963in" svg:width="4.13889in" svg:height="0.54513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February 12, 2013</text:date></text:span></text:p>
        </draw:text-box>
        <svg:title/>
        <svg:desc/>
      </draw:frame>
      <draw:frame draw:id="id120" presentation:style-name="a413" draw:name="Footer Placeholder 5" svg:x="0.75in" svg:y="6.2963in" svg:width="6.01457in" svg:height="0.54513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121" presentation:style-name="a416" draw:name="Slide Number Placeholder 6" svg:x="6.87568in" svg:y="6.2963in" svg:width="0.99211in" svg:height="0.54513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23">
      <draw:frame draw:id="id125" draw:layer="Master1-bg" draw:style-name="a424" draw:name="Picture 9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10" draw:id="id126">
        <svg:title/>
        <svg:desc/>
        <draw:custom-shape svg:x="0in" svg:y="0in" svg:width="13.10143in" svg:height="7.26606in" draw:id="id135" draw:layer="Master1-bg" draw:style-name="a454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36" draw:layer="Master1-bg" draw:style-name="a455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37" draw:layer="Master1-bg" draw:style-name="a457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7" presentation:style-name="a428" draw:name="Title 1" svg:x="1.22674in" svg:y="0.75in" svg:width="10.41669in" svg:height="3.18975in" presentation:class="title" presentation:placeholder="false">
        <draw:text-box>
          <text:p text:style-name="a427" text:class-names="" text:cond-style-name=""><text:span text:style-name="a425" text:class-names="">Click to edit Master title style</text:span><text:span text:style-name="a426" text:class-names=""/></text:p>
        </draw:text-box>
        <svg:title/>
        <svg:desc/>
      </draw:frame>
      <draw:frame draw:id="id128" presentation:style-name="a432" draw:name="Text Placeholder 3" svg:x="1.69539in" svg:y="3.94798in" svg:width="9.47939in" svg:height="0.41313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Master text styles</text:span></text:p>
            </text:list-item>
          </text:list>
        </draw:text-box>
        <svg:title/>
        <svg:desc/>
      </draw:frame>
      <draw:frame draw:id="id129" presentation:style-name="a436" draw:name="Text Placeholder 3" svg:x="0.75in" svg:y="4.49074in" svg:width="11.37017in" svg:height="1.3869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130" presentation:style-name="a440" draw:name="Date Placeholder 4" svg:x="7.98128in" svg:y="6.2963in" svg:width="4.13889in" svg:height="0.54513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February 12, 2013</text:date></text:span></text:p>
        </draw:text-box>
        <svg:title/>
        <svg:desc/>
      </draw:frame>
      <draw:frame draw:id="id131" presentation:style-name="a443" draw:name="Footer Placeholder 5" svg:x="0.75in" svg:y="6.2963in" svg:width="6.01457in" svg:height="0.54513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32" presentation:style-name="a446" draw:name="Slide Number Placeholder 6" svg:x="6.87568in" svg:y="6.2963in" svg:width="0.99211in" svg:height="0.54513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#›</text:page-number></text:span></text:p>
        </draw:text-box>
        <svg:title/>
        <svg:desc/>
      </draw:frame>
      <draw:frame draw:id="id133" draw:style-name="a449" draw:name="TextBox 12" svg:x="0.75in" svg:y="0.97619in" svg:width="0.66667in" svg:height="0.63952in">
        <draw:text-box>
          <text:p text:style-name="a448" text:class-names="" text:cond-style-name=""><text:span text:style-name="a447" text:class-names="">“</text:span></text:p>
        </draw:text-box>
        <svg:title/>
        <svg:desc/>
      </draw:frame>
      <draw:frame draw:id="id134" draw:style-name="a452" draw:name="TextBox 13" svg:x="11.4535in" svg:y="3.19644in" svg:width="0.66667in" svg:height="0.63952in">
        <draw:text-box>
          <text:p text:style-name="a451" text:class-names="" text:cond-style-name=""><text:span text:style-name="a450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59">
      <draw:frame draw:id="id138" draw:layer="Master1-bg" draw:style-name="a460" draw:name="Picture 7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8" draw:id="id139">
        <svg:title/>
        <svg:desc/>
        <draw:custom-shape svg:x="0in" svg:y="0in" svg:width="13.10143in" svg:height="7.26606in" draw:id="id145" draw:layer="Master1-bg" draw:style-name="a480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46" draw:layer="Master1-bg" draw:style-name="a481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47" draw:layer="Master1-bg" draw:style-name="a483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40" presentation:style-name="a464" draw:name="Title 1" svg:x="0.75in" svg:y="1.88523in" svg:width="11.36779in" svg:height="2.74698in" presentation:class="title" presentation:placeholder="false">
        <draw:text-box>
          <text:p text:style-name="a463" text:class-names="" text:cond-style-name=""><text:span text:style-name="a461" text:class-names="">Click to edit Master title style</text:span><text:span text:style-name="a462" text:class-names=""/></text:p>
        </draw:text-box>
        <svg:title/>
        <svg:desc/>
      </draw:frame>
      <draw:frame draw:id="id141" presentation:style-name="a468" draw:name="Text Placeholder 3" svg:x="0.75in" svg:y="4.64509in" svg:width="11.36779in" svg:height="1.24742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ck to edit Master text styles</text:span></text:p>
            </text:list-item>
          </text:list>
        </draw:text-box>
        <svg:title/>
        <svg:desc/>
      </draw:frame>
      <draw:frame draw:id="id142" presentation:style-name="a472" draw:name="Date Placeholder 4" svg:x="7.98128in" svg:y="6.2963in" svg:width="4.13889in" svg:height="0.5451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February 12, 2013</text:date></text:span></text:p>
        </draw:text-box>
        <svg:title/>
        <svg:desc/>
      </draw:frame>
      <draw:frame draw:id="id143" presentation:style-name="a475" draw:name="Footer Placeholder 5" svg:x="0.75in" svg:y="6.2963in" svg:width="6.01457in" svg:height="0.5451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44" presentation:style-name="a478" draw:name="Slide Number Placeholder 6" svg:x="6.87568in" svg:y="6.2963in" svg:width="0.99211in" svg:height="0.54513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85">
      <draw:frame draw:id="id148" draw:layer="Master1-bg" draw:style-name="a486" draw:name="Picture 12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13" draw:id="id149">
        <svg:title/>
        <svg:desc/>
        <draw:custom-shape svg:x="0in" svg:y="0in" svg:width="13.10143in" svg:height="7.26606in" draw:id="id160" draw:layer="Master1-bg" draw:style-name="a526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61" draw:layer="Master1-bg" draw:style-name="a527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62" draw:layer="Master1-bg" draw:style-name="a529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50" presentation:style-name="a490" draw:name="Title 1" svg:x="0.75in" svg:y="0.75in" svg:width="11.36779in" svg:height="1.2598in" presentation:class="title" presentation:placeholder="false">
        <draw:text-box>
          <text:p text:style-name="a489" text:class-names="" text:cond-style-name=""><text:span text:style-name="a487" text:class-names="">Click to edit Master title style</text:span><text:span text:style-name="a488" text:class-names=""/></text:p>
        </draw:text-box>
        <svg:title/>
        <svg:desc/>
      </draw:frame>
      <draw:frame draw:id="id151" presentation:style-name="a494" draw:name="Text Placeholder 2" svg:x="0.75in" svg:y="2.25656in" svg:width="3.62in" svg:height="0.63021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Click to edit Master text styles</text:span></text:p>
            </text:list-item>
          </text:list>
        </draw:text-box>
        <svg:title/>
        <svg:desc/>
      </draw:frame>
      <draw:frame draw:id="id152" presentation:style-name="a498" draw:name="Text Placeholder 3" svg:x="0.75in" svg:y="2.88677in" svg:width="3.62in" svg:height="2.99095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3" presentation:style-name="a502" draw:name="Text Placeholder 4" svg:x="4.63104in" svg:y="2.25656in" svg:width="3.62in" svg:height="0.63021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</draw:text-box>
        <svg:title/>
        <svg:desc/>
      </draw:frame>
      <draw:frame draw:id="id154" presentation:style-name="a506" draw:name="Text Placeholder 3" svg:x="4.63104in" svg:y="2.88677in" svg:width="3.62in" svg:height="2.9909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</draw:text-box>
        <svg:title/>
        <svg:desc/>
      </draw:frame>
      <draw:frame draw:id="id155" presentation:style-name="a510" draw:name="Text Placeholder 4" svg:x="8.49779in" svg:y="2.25656in" svg:width="3.62in" svg:height="0.63021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Click to edit Master text styles</text:span></text:p>
            </text:list-item>
          </text:list>
        </draw:text-box>
        <svg:title/>
        <svg:desc/>
      </draw:frame>
      <draw:frame draw:id="id156" presentation:style-name="a514" draw:name="Text Placeholder 3" svg:x="8.49779in" svg:y="2.88677in" svg:width="3.62in" svg:height="2.99095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</draw:text-box>
        <svg:title/>
        <svg:desc/>
      </draw:frame>
      <draw:frame draw:id="id157" presentation:style-name="a518" draw:name="Date Placeholder 2" svg:x="7.98128in" svg:y="6.2963in" svg:width="4.13889in" svg:height="0.54513in" presentation:class="date-time" presentation:placeholder="false">
        <draw:text-box>
          <text:p text:style-name="a517" text:class-names="" text:cond-style-name=""><text:span text:style-name="a515" text:class-names=""><text:date text:fixed="false" style:data-style-name="a516">February 12, 2013</text:date></text:span></text:p>
        </draw:text-box>
        <svg:title/>
        <svg:desc/>
      </draw:frame>
      <draw:frame draw:id="id158" presentation:style-name="a521" draw:name="Footer Placeholder 3" svg:x="0.75in" svg:y="6.2963in" svg:width="6.01457in" svg:height="0.54513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59" presentation:style-name="a524" draw:name="Slide Number Placeholder 4" svg:x="6.87568in" svg:y="6.2963in" svg:width="0.99211in" svg:height="0.54513in" presentation:class="page-number" presentation:placeholder="false">
        <draw:text-box>
          <text:p text:style-name="a523" text:class-names="" text:cond-style-name=""><text:span text:style-name="a52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31">
      <draw:frame draw:id="id163" draw:layer="Master1-bg" draw:style-name="a532" draw:name="Picture 14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15" draw:id="id164">
        <svg:title/>
        <svg:desc/>
        <draw:custom-shape svg:x="0in" svg:y="0in" svg:width="13.10143in" svg:height="7.26606in" draw:id="id178" draw:layer="Master1-bg" draw:style-name="a584" draw:name="Rectangle 1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79" draw:layer="Master1-bg" draw:style-name="a585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80" draw:layer="Master1-bg" draw:style-name="a587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5" presentation:style-name="a536" draw:name="Title 1" svg:x="0.75in" svg:y="0.75in" svg:width="11.37017in" svg:height="1.2598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166" presentation:style-name="a540" draw:name="Text Placeholder 2" svg:x="0.75661in" svg:y="4.16997in" svg:width="3.62in" svg:height="0.63021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167" presentation:style-name="a544" draw:name="Picture Placeholder 2" svg:x="0.74998in" svg:y="2.25656in" svg:width="3.62in" svg:height="1.68058in" presentation:class="graphic" presentation:placeholder="false">
        <draw:text-box>
          <text:p text:style-name="a543" text:class-names="" text:cond-style-name=""><text:span text:style-name="a541" text:class-names="">Click icon to add picture</text:span><text:span text:style-name="a542" text:class-names=""/></text:p>
        </draw:text-box>
        <svg:title/>
        <svg:desc/>
      </draw:frame>
      <draw:frame draw:id="id168" presentation:style-name="a548" draw:name="Text Placeholder 3" svg:x="0.75661in" svg:y="4.80018in" svg:width="3.62in" svg:height="1.0775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</draw:text-box>
        <svg:title/>
        <svg:desc/>
      </draw:frame>
      <draw:frame draw:id="id169" presentation:style-name="a552" draw:name="Text Placeholder 4" svg:x="4.63409in" svg:y="4.16997in" svg:width="3.62in" svg:height="0.6302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ck to edit Master text styles</text:span></text:p>
            </text:list-item>
          </text:list>
        </draw:text-box>
        <svg:title/>
        <svg:desc/>
      </draw:frame>
      <draw:frame draw:id="id170" presentation:style-name="a556" draw:name="Picture Placeholder 2" svg:x="4.63254in" svg:y="2.25656in" svg:width="3.62in" svg:height="1.67896in" presentation:class="graphic" presentation:placeholder="false">
        <draw:text-box>
          <text:p text:style-name="a555" text:class-names="" text:cond-style-name=""><text:span text:style-name="a553" text:class-names="">Click icon to add picture</text:span><text:span text:style-name="a554" text:class-names=""/></text:p>
        </draw:text-box>
        <svg:title/>
        <svg:desc/>
      </draw:frame>
      <draw:frame draw:id="id171" presentation:style-name="a560" draw:name="Text Placeholder 3" svg:x="4.63254in" svg:y="4.80018in" svg:width="3.62in" svg:height="1.0775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172" presentation:style-name="a564" draw:name="Text Placeholder 4" svg:x="8.49622in" svg:y="4.16997in" svg:width="3.62in" svg:height="0.6302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ext styles</text:span></text:p>
            </text:list-item>
          </text:list>
        </draw:text-box>
        <svg:title/>
        <svg:desc/>
      </draw:frame>
      <draw:frame draw:id="id173" presentation:style-name="a568" draw:name="Picture Placeholder 2" svg:x="8.49608in" svg:y="2.25656in" svg:width="3.62in" svg:height="1.6811in" presentation:class="graphic" presentation:placeholder="false">
        <draw:text-box>
          <text:p text:style-name="a567" text:class-names="" text:cond-style-name=""><text:span text:style-name="a565" text:class-names="">Click icon to add picture</text:span><text:span text:style-name="a566" text:class-names=""/></text:p>
        </draw:text-box>
        <svg:title/>
        <svg:desc/>
      </draw:frame>
      <draw:frame draw:id="id174" presentation:style-name="a572" draw:name="Text Placeholder 3" svg:x="8.49608in" svg:y="4.80018in" svg:width="3.62in" svg:height="1.07754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</draw:text-box>
        <svg:title/>
        <svg:desc/>
      </draw:frame>
      <draw:frame draw:id="id175" presentation:style-name="a576" draw:name="Date Placeholder 2" svg:x="7.98128in" svg:y="6.2963in" svg:width="4.13889in" svg:height="0.54513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February 12, 2013</text:date></text:span></text:p>
        </draw:text-box>
        <svg:title/>
        <svg:desc/>
      </draw:frame>
      <draw:frame draw:id="id176" presentation:style-name="a579" draw:name="Footer Placeholder 3" svg:x="0.75in" svg:y="6.2963in" svg:width="6.01457in" svg:height="0.54513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177" presentation:style-name="a582" draw:name="Slide Number Placeholder 4" svg:x="6.87568in" svg:y="6.2963in" svg:width="0.99211in" svg:height="0.54513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89">
      <draw:frame draw:id="id181" draw:layer="Master1-bg" draw:style-name="a590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7" draw:id="id182">
        <svg:title/>
        <svg:desc/>
        <draw:custom-shape svg:x="0in" svg:y="0in" svg:width="13.10143in" svg:height="7.26606in" draw:id="id188" draw:layer="Master1-bg" draw:style-name="a62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89" draw:layer="Master1-bg" draw:style-name="a624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190" draw:layer="Master1-bg" draw:style-name="a626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83" presentation:style-name="a594" draw:name="Title 1" svg:x="0.75in" svg:y="0.75in" svg:width="11.37017in" svg:height="1.2598in" presentation:class="title" presentation:placeholder="false">
        <draw:text-box>
          <text:p text:style-name="a593" text:class-names="" text:cond-style-name=""><text:span text:style-name="a591" text:class-names="">Click to edit Master title style</text:span><text:span text:style-name="a592" text:class-names=""/></text:p>
        </draw:text-box>
        <svg:title/>
        <svg:desc/>
      </draw:frame>
      <draw:frame draw:id="id184" presentation:style-name="a611" draw:name="Vertical Text Placeholder 2" svg:x="0.75in" svg:y="2.25656in" svg:width="11.36779in" svg:height="3.62116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Fifth level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615" draw:name="Date Placeholder 3" svg:x="7.98128in" svg:y="6.2963in" svg:width="4.13889in" svg:height="0.54513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February 12, 2013</text:date></text:span></text:p>
        </draw:text-box>
        <svg:title/>
        <svg:desc/>
      </draw:frame>
      <draw:frame draw:id="id186" presentation:style-name="a618" draw:name="Footer Placeholder 4" svg:x="0.75in" svg:y="6.2963in" svg:width="6.01457in" svg:height="0.54513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187" presentation:style-name="a621" draw:name="Slide Number Placeholder 5" svg:x="6.87568in" svg:y="6.2963in" svg:width="0.99211in" svg:height="0.54513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28">
      <draw:frame draw:id="id191" draw:layer="Master1-bg" draw:style-name="a629" draw:name="Picture 6" svg:x="0in" svg:y="0in" svg:width="13.33333in" svg:height="7.5in" style:rel-width="scale" style:rel-height="scale">
        <draw:image xlink:href="media/image2.jpg" xlink:type="simple" xlink:show="embed" xlink:actuate="onLoad"/>
        <svg:title/>
        <svg:desc>Brickwork-HD-R1a.jpg</svg:desc>
      </draw:frame>
      <draw:g draw:name="Group 8" draw:id="id192">
        <svg:title/>
        <svg:desc/>
        <draw:custom-shape svg:x="0in" svg:y="0in" svg:width="13.10143in" svg:height="7.26606in" draw:id="id198" draw:layer="Master1-bg" draw:style-name="a662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199" draw:layer="Master1-bg" draw:style-name="a663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200" draw:layer="Master1-bg" draw:style-name="a665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3" presentation:style-name="a633" draw:name="Vertical Title 1" svg:x="9.64114in" svg:y="0.75in" svg:width="2.47665in" svg:height="5.12772in" presentation:class="title" presentation:placeholder="false">
        <draw:text-box>
          <text:p text:style-name="a632" text:class-names="" text:cond-style-name=""><text:span text:style-name="a630" text:class-names="">Click to edit Master title style</text:span><text:span text:style-name="a631" text:class-names=""/></text:p>
        </draw:text-box>
        <svg:title/>
        <svg:desc/>
      </draw:frame>
      <draw:frame draw:id="id194" presentation:style-name="a650" draw:name="Vertical Text Placeholder 2" svg:x="0.75in" svg:y="0.75in" svg:width="8.64439in" svg:height="5.12772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  <text:list text:style-name="a639">
            <text:list-item>
              <text:list text:style-name="a639">
                <text:list-item>
                  <text:p text:style-name="a638" text:class-names="" text:cond-style-name=""><text:span text:style-name="a637" text:class-names="">Second level</text:span></text:p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p text:style-name="a641" text:class-names="" text:cond-style-name=""><text:span text:style-name="a640" text:class-names="">Third level</text:span></text:p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p text:style-name="a644" text:class-names="" text:cond-style-name=""><text:span text:style-name="a6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6" text:class-names="">Fifth level</text:span><text:span text:style-name="a6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654" draw:name="Date Placeholder 3" svg:x="7.98128in" svg:y="6.2963in" svg:width="4.13889in" svg:height="0.54513in" presentation:class="date-time" presentation:placeholder="false">
        <draw:text-box>
          <text:p text:style-name="a653" text:class-names="" text:cond-style-name=""><text:span text:style-name="a651" text:class-names=""><text:date text:fixed="false" style:data-style-name="a652">February 12, 2013</text:date></text:span></text:p>
        </draw:text-box>
        <svg:title/>
        <svg:desc/>
      </draw:frame>
      <draw:frame draw:id="id196" presentation:style-name="a657" draw:name="Footer Placeholder 4" svg:x="0.75in" svg:y="6.2963in" svg:width="6.01457in" svg:height="0.54513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197" presentation:style-name="a660" draw:name="Slide Number Placeholder 5" svg:x="6.87568in" svg:y="6.2963in" svg:width="0.99211in" svg:height="0.54513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dentitas nasional </dc:title>
    <meta:initial-creator>Tarmizi As Shidiq</meta:initial-creator>
    <dc:creator>Tarmizi As Shidiq</dc:creator>
    <meta:creation-date>2022-04-17T14:30:11Z</meta:creation-date>
    <dc:date>2022-04-17T16:30:17Z</dc:date>
    <meta:template xlink:href="TM04033927%5b%5bfn=Main%20Event%5d%5d" xlink:type="simple"/>
    <meta:editing-cycles>1</meta:editing-cycles>
    <meta:editing-duration>PT7205S</meta:editing-duration>
    <meta:document-statistic meta:paragraph-count="29" meta:word-count="508"/>
  </office:meta>
</office:document-meta>
</file>